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8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" style:family="graphic" style:parent-style-name="standard">
      <style:graphic-properties draw:stroke="none" draw:fill="gradient" draw:fill-gradient-name="Gradient_5f_0" draw:shadow="hidden"/>
    </style:style>
    <style:style style:name="gr3" style:family="graphic" style:parent-style-name="standard">
      <style:graphic-properties draw:stroke="none" draw:fill="none" draw:textarea-vertical-align="middle" fo:min-height="1.446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446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gradient" draw:fill-gradient-name="Gradient_5f_1" draw:shadow="hidden"/>
    </style:style>
    <style:style style:name="gr6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8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287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34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dash" draw:stroke-dash="Dash_5f_0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none" draw:fill="none" draw:textarea-vertical-align="middle" fo:min-height="0.423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gradient" draw:fill-gradient-name="Gradient_5f_2" draw:shadow="hidden"/>
    </style:style>
    <style:style style:name="gr15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solid" draw:fill-color="#ffffff" draw:shadow="hidden"/>
    </style:style>
    <style:style style:name="gr18" style:family="graphic" style:parent-style-name="standard">
      <style:graphic-properties draw:stroke="solid" svg:stroke-width="0.008cm" svg:stroke-color="#00008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20" style:family="graphic" style:parent-style-name="standard">
      <style:graphic-properties draw:stroke="none" draw:fill="gradient" draw:fill-gradient-name="Gradient_5f_3" draw:shadow="hidden"/>
    </style:style>
    <style:style style:name="gr21" style:family="graphic" style:parent-style-name="standard">
      <style:graphic-properties draw:stroke="none" draw:fill="none" draw:textarea-vertical-align="middle" fo:min-height="0.508cm" fo:min-width="2.54cm" fo:padding-top="0cm" fo:padding-bottom="0cm" fo:padding-left="0cm" fo:padding-right="0cm"/>
    </style:style>
    <style:style style:name="gr22" style:family="graphic" style:parent-style-name="standard">
      <style:graphic-properties draw:stroke="dash" draw:stroke-dash="Dash_5f_1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3" style:family="graphic" style:parent-style-name="standard">
      <style:graphic-properties draw:stroke="none" draw:fill="none" draw:textarea-vertical-align="top" fo:min-height="0.33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508cm" fo:min-width="2.54cm" fo:padding-top="0cm" fo:padding-bottom="0cm" fo:padding-left="0.141cm" fo:padding-right="0.141cm"/>
    </style:style>
    <style:style style:name="gr25" style:family="graphic" style:parent-style-name="standard">
      <style:graphic-properties draw:stroke="none" draw:fill="gradient" draw:fill-gradient-name="Gradient_5f_4" draw:shadow="hidden"/>
    </style:style>
    <style:style style:name="gr26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3.048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2.032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3.387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gradient" draw:fill-gradient-name="Gradient_5f_0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1"/>
    </style:style>
    <style:style style:name="P5" style:family="paragraph">
      <loext:graphic-properties draw:fill="gradient" draw:fill-gradient-name="Gradient_5f_2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cm" fo:margin-bottom="0cm" fo:line-height="140%" fo:text-align="center" fo:text-indent="0cm"/>
    </style:style>
    <style:style style:name="P10" style:family="paragraph">
      <loext:graphic-properties draw:fill="gradient" draw:fill-gradient-name="Gradient_5f_3"/>
    </style:style>
    <style:style style:name="P11" style:family="paragraph"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3" style:family="paragraph">
      <loext:graphic-properties draw:fill="gradient" draw:fill-gradient-name="Gradient_5f_4"/>
    </style:style>
    <style:style style:name="T1" style:family="text">
      <style:text-properties fo:color="#00008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80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000080" style:font-name="Arial1" fo:font-size="8pt" fo:background-color="#ffffff" style:font-name-asian="Arial1" style:font-size-asian="8pt" style:font-name-complex="Arial1" style:font-size-complex="8pt"/>
    </style:style>
    <style:style style:name="T4" style:family="text">
      <style:text-properties fo:color="#ff0000" style:font-name="Arial1" fo:font-size="10pt" style:font-name-asian="Arial1" style:font-size-asian="10pt" style:font-name-complex="Arial1" style:font-size-complex="10pt"/>
    </style:style>
    <style:style style:name="T5" style:family="text">
      <style:text-properties fo:color="#000080" style:font-name="Arial1" fo:font-size="10pt" style:font-name-asian="Arial1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28.575cm" svg:height="19.11cm" svg:x="0.635cm" svg:y="0.677cm" svg:viewBox="0 0 28576 19111" draw:points="0,19111 28576,19111 28576,0 0,0">
          <text:p/>
        </draw:polygon>
        <draw:polygon draw:style-name="gr1" draw:text-style-name="P1" draw:layer="layout" svg:width="28.575cm" svg:height="5.715cm" svg:x="0.635cm" svg:y="14.071cm" svg:viewBox="0 0 28576 5716" draw:points="0,5716 28576,5716 28576,0 0,0">
          <text:p/>
        </draw:polygon>
        <draw:g>
          <draw:g>
            <draw:polygon draw:style-name="gr2" draw:text-style-name="P2" draw:layer="layout" svg:width="1.588cm" svg:height="5.715cm" svg:x="0.635cm" svg:y="14.071cm" svg:viewBox="0 0 1589 5716" draw:points="0,5716 1589,5716 1589,0 0,0">
              <text:p/>
            </draw:polygon>
            <draw:polygon draw:style-name="gr1" draw:text-style-name="P1" draw:layer="layout" svg:width="1.588cm" svg:height="5.715cm" svg:x="0.635cm" svg:y="14.071cm" svg:viewBox="0 0 1589 5716" draw:points="0,5716 1589,5716 1589,0 0,0">
              <text:p/>
            </draw:polygon>
          </draw:g>
          <draw:frame draw:style-name="gr3" draw:text-style-name="P1" draw:layer="layout" svg:width="5.715cm" svg:height="1.588cm" draw:transform="rotate (1.5707963267949) translate (0.635cm 19.786cm)">
            <draw:text-box>
              <text:p/>
            </draw:text-box>
          </draw:frame>
        </draw:g>
        <draw:frame draw:style-name="gr4" draw:text-style-name="P1" draw:layer="layout" svg:width="5.715cm" svg:height="1.588cm" draw:transform="rotate (1.5707963267949) translate (0.635cm 19.786cm)">
          <draw:text-box>
            <text:p text:style-name="P3"><text:span text:style-name="T1">Departments</text:span></text:p>
          </draw:text-box>
        </draw:frame>
        <draw:polygon draw:style-name="gr1" draw:text-style-name="P1" draw:layer="layout" svg:width="28.575cm" svg:height="10.22cm" svg:x="0.635cm" svg:y="3.852cm" svg:viewBox="0 0 28576 10221" draw:points="0,10221 28576,10221 28576,0 0,0">
          <text:p/>
        </draw:polygon>
        <draw:g>
          <draw:g>
            <draw:polygon draw:style-name="gr2" draw:text-style-name="P2" draw:layer="layout" svg:width="1.588cm" svg:height="10.22cm" svg:x="0.635cm" svg:y="3.852cm" svg:viewBox="0 0 1589 10221" draw:points="0,10221 1589,10221 1589,0 0,0">
              <text:p/>
            </draw:polygon>
            <draw:polygon draw:style-name="gr1" draw:text-style-name="P1" draw:layer="layout" svg:width="1.588cm" svg:height="10.22cm" svg:x="0.635cm" svg:y="3.852cm" svg:viewBox="0 0 1589 10221" draw:points="0,10221 1589,10221 1589,0 0,0">
              <text:p/>
            </draw:polygon>
          </draw:g>
          <draw:frame draw:style-name="gr3" draw:text-style-name="P1" draw:layer="layout" svg:width="10.22cm" svg:height="1.588cm" draw:transform="rotate (1.5707963267949) translate (0.635cm 14.071cm)">
            <draw:text-box>
              <text:p/>
            </draw:text-box>
          </draw:frame>
        </draw:g>
        <draw:frame draw:style-name="gr4" draw:text-style-name="P1" draw:layer="layout" svg:width="10.22cm" svg:height="1.588cm" draw:transform="rotate (1.5707963267949) translate (0.635cm 14.071cm)">
          <draw:text-box>
            <text:p text:style-name="P3"><text:span text:style-name="T1">CIO</text:span></text:p>
          </draw:text-box>
        </draw:frame>
        <draw:g>
          <draw:g>
            <draw:path draw:style-name="gr5" draw:text-style-name="P4" draw:layer="layout" svg:width="2.54cm" svg:height="0.953cm" svg:x="2.54cm" svg:y="4.675cm" svg:viewBox="0 0 2541 954" svg:d="M476 954h1589c87 0 162-20 238-64s130-98 174-174c44-77 64-151 64-239s-20-162-64-239c-44-76-98-130-174-174s-151-64-238-64h-1589c-87 0-162 20-238 64s-130 98-174 175c-44 76-64 150-64 238s20 162 64 239c44 76 98 130 174 174s151 64 238 64z">
              <text:p/>
            </draw:path>
            <draw:path draw:style-name="gr1" draw:text-style-name="P1" draw:layer="layout" svg:width="2.54cm" svg:height="0.953cm" svg:x="2.54cm" svg:y="4.675cm" svg:viewBox="0 0 2541 954" svg:d="M476 954h1589c87 0 162-20 238-64s130-98 174-174c44-77 64-151 64-239s-20-162-64-239c-44-76-98-130-174-174s-151-64-238-64h-1589c-87 0-162 20-238 64s-130 98-174 175c-44 76-64 150-64 238s20 162 64 239c44 76 98 130 174 174s151 64 238 64z">
              <text:p/>
            </draw:path>
          </draw:g>
          <draw:frame draw:style-name="gr6" draw:text-style-name="P1" draw:layer="layout" svg:width="2.54cm" svg:height="0.953cm" svg:x="2.54cm" svg:y="4.675cm">
            <draw:text-box>
              <text:p text:style-name="P3"><text:span text:style-name="T2">Start</text:span></text:p>
            </draw:text-box>
          </draw:frame>
        </draw:g>
        <draw:line draw:style-name="gr7" draw:text-style-name="P1" draw:layer="layout" svg:x1="5.08cm" svg:y1="5.151cm" svg:x2="6.35cm" svg:y2="5.151cm">
          <text:p/>
        </draw:line>
        <draw:line draw:style-name="gr7" draw:text-style-name="P1" draw:layer="layout" svg:x1="8.89cm" svg:y1="7.691cm" svg:x2="10.16cm" svg:y2="7.691cm">
          <text:p/>
        </draw:line>
        <draw:g>
          <draw:polyline draw:style-name="gr7" draw:text-style-name="P1" draw:layer="layout" svg:width="2.54cm" svg:height="7.332cm" svg:x="12.7cm" svg:y="11.184cm" svg:viewBox="0 0 2541 7333" draw:points="0,7333 2541,7333 2541,0">
            <text:p/>
          </draw:polyline>
          <draw:frame draw:style-name="gr8" draw:text-style-name="P1" draw:layer="layout" svg:width="1.411cm" svg:height="0.621cm" svg:x="13.034cm" svg:y="18.206cm">
            <draw:text-box>
              <text:p text:style-name="P3"><text:span text:style-name="T3">Yes</text:span></text:p>
            </draw:text-box>
          </draw:frame>
        </draw:g>
        <draw:g>
          <draw:polyline draw:style-name="gr7" draw:text-style-name="P1" draw:layer="layout" svg:width="2.54cm" svg:height="9.872cm" svg:x="7.62cm" svg:y="8.644cm" svg:viewBox="0 0 2541 9873" draw:points="2541,9873 0,9873 0,0">
            <text:p/>
          </draw:polyline>
          <draw:frame draw:style-name="gr8" draw:text-style-name="P1" draw:layer="layout" svg:width="1.411cm" svg:height="0.621cm" svg:x="8.148cm" svg:y="18.206cm">
            <draw:text-box>
              <text:p text:style-name="P3"><text:span text:style-name="T3">N</text:span><text:span text:style-name="T3">o</text:span></text:p>
            </draw:text-box>
          </draw:frame>
        </draw:g>
        <draw:line draw:style-name="gr7" draw:text-style-name="P1" draw:layer="layout" svg:x1="7.62cm" svg:y1="6.104cm" svg:x2="7.62cm" svg:y2="6.739cm">
          <text:p/>
        </draw:line>
        <draw:line draw:style-name="gr7" draw:text-style-name="P1" draw:layer="layout" svg:x1="11.43cm" svg:y1="16.581cm" svg:x2="11.43cm" svg:y2="17.563cm">
          <text:p/>
        </draw:line>
        <draw:line draw:style-name="gr7" draw:text-style-name="P1" draw:layer="layout" svg:x1="11.43cm" svg:y1="8.432cm" svg:x2="11.43cm" svg:y2="14.676cm">
          <text:p/>
        </draw:line>
        <draw:g>
          <draw:g>
            <draw:polygon draw:style-name="gr5" draw:text-style-name="P4" draw:layer="layout" svg:width="2.54cm" svg:height="1.905cm" svg:x="10.16cm" svg:y="14.676cm" svg:viewBox="0 0 2541 1906" draw:points="0,1906 2541,1906 2541,0 0,0">
              <text:p/>
            </draw:polygon>
            <draw:polygon draw:style-name="gr1" draw:text-style-name="P1" draw:layer="layout" svg:width="2.54cm" svg:height="1.905cm" svg:x="10.16cm" svg:y="14.676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0.16cm" svg:y="14.676cm">
            <draw:text-box>
              <text:p text:style-name="P3"><text:span text:style-name="T2">Discuss the requests and the proposed solutions</text:span></text:p>
            </draw:text-box>
          </draw:frame>
        </draw:g>
        <draw:g>
          <draw:g>
            <draw:polygon draw:style-name="gr5" draw:text-style-name="P4" draw:layer="layout" svg:width="2.54cm" svg:height="1.905cm" svg:x="10.16cm" svg:y="17.564cm" svg:viewBox="0 0 2541 1906" draw:points="0,952 1271,0 2541,952 1271,1906">
              <text:p/>
            </draw:polygon>
            <draw:polygon draw:style-name="gr1" draw:text-style-name="P1" draw:layer="layout" svg:width="2.54cm" svg:height="1.905cm" svg:x="10.16cm" svg:y="17.564cm" svg:viewBox="0 0 2541 1906" draw:points="0,952 1271,0 2541,952 1271,1906">
              <text:p/>
            </draw:polygon>
          </draw:g>
          <draw:frame draw:style-name="gr10" draw:text-style-name="P1" draw:layer="layout" svg:width="2.117cm" svg:height="1.429cm" svg:x="10.372cm" svg:y="17.802cm">
            <draw:text-box>
              <text:p text:style-name="P3"><text:span text:style-name="T2">Agree </text:span><text:span text:style-name="T2">on </text:span><text:span text:style-name="T2">propose</text:span><text:span text:style-name="T2">d </text:span><text:span text:style-name="T2">solution</text:span><text:span text:style-name="T2">s?</text:span></text:p>
            </draw:text-box>
          </draw:frame>
        </draw:g>
        <draw:g>
          <draw:g>
            <draw:path draw:style-name="gr5" draw:text-style-name="P4" draw:layer="layout" svg:width="2.54cm" svg:height="1.905cm" svg:x="10.16cm" svg:y="6.73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0.16cm" svg:y="6.73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0.16cm" svg:y="6.739cm">
            <draw:text-box>
              <text:p text:style-name="P3"><text:span text:style-name="T2">C</text:span><text:span text:style-name="T2">o</text:span><text:span text:style-name="T2">s</text:span><text:span text:style-name="T2">t </text:span><text:span text:style-name="T2">B</text:span><text:span text:style-name="T2">e</text:span><text:span text:style-name="T2">n</text:span><text:span text:style-name="T2">e</text:span><text:span text:style-name="T2">fi</text:span><text:span text:style-name="T2">t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/text:p>
            </draw:text-box>
          </draw:frame>
        </draw:g>
        <draw:g>
          <draw:g>
            <draw:polygon draw:style-name="gr5" draw:text-style-name="P4" draw:layer="layout" svg:width="2.54cm" svg:height="1.905cm" svg:x="6.35cm" svg:y="4.199cm" svg:viewBox="0 0 2541 1906" draw:points="0,1906 2541,1906 2541,0 0,0">
              <text:p/>
            </draw:polygon>
            <draw:polygon draw:style-name="gr1" draw:text-style-name="P1" draw:layer="layout" svg:width="2.54cm" svg:height="1.905cm" svg:x="6.35cm" svg:y="4.19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6.35cm" svg:y="4.199cm">
            <draw:text-box>
              <text:p text:style-name="P3"><text:span text:style-name="T2">Collect &amp; review user requests for new projects</text:span></text:p>
            </draw:text-box>
          </draw:frame>
        </draw:g>
        <draw:g>
          <draw:g>
            <draw:polygon draw:style-name="gr5" draw:text-style-name="P4" draw:layer="layout" svg:width="2.54cm" svg:height="1.905cm" svg:x="6.35cm" svg:y="6.739cm" svg:viewBox="0 0 2541 1906" draw:points="0,1906 2541,1906 2541,0 0,0">
              <text:p/>
            </draw:polygon>
            <draw:polygon draw:style-name="gr1" draw:text-style-name="P1" draw:layer="layout" svg:width="2.54cm" svg:height="1.905cm" svg:x="6.35cm" svg:y="6.73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6.35cm" svg:y="6.739cm">
            <draw:text-box>
              <text:p text:style-name="P3"><text:span text:style-name="T2">P</text:span><text:span text:style-name="T2">r</text:span><text:span text:style-name="T2">o</text:span><text:span text:style-name="T2">p</text:span><text:span text:style-name="T2">o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 </text:span><text:span text:style-name="T2">s</text:span><text:span text:style-name="T2">o</text:span><text:span text:style-name="T2">l</text:span><text:span text:style-name="T2">u</text:span><text:span text:style-name="T2">ti</text:span><text:span text:style-name="T2">o</text:span><text:span text:style-name="T2">n</text:span><text:span text:style-name="T2">s </text:span><text:span text:style-name="T2">&amp;</text:span><text:span text:style-name="T2"> </text:span><text:span text:style-name="T2">d</text:span><text:span text:style-name="T2">e</text:span><text:span text:style-name="T2">f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s</text:span><text:span text:style-name="T2">t </text:span><text:span text:style-name="T2">o</text:span><text:span text:style-name="T2">f </text:span><text:span text:style-name="T2">e</text:span><text:span text:style-name="T2">a</text:span><text:span text:style-name="T2">c</text:span><text:span text:style-name="T2">h</text:span><text:span text:style-name="T2"> <text:s/></text:span><text:span text:style-name="T2">s</text:span><text:span text:style-name="T2">o</text:span><text:span text:style-name="T2">l</text:span><text:span text:style-name="T2">u</text:span><text:span text:style-name="T2">ti</text:span><text:span text:style-name="T2">o</text:span><text:span text:style-name="T2">n</text:span></text:p>
            </draw:text-box>
          </draw:frame>
        </draw:g>
        <draw:line draw:style-name="gr7" draw:text-style-name="P1" draw:layer="layout" svg:x1="16.51cm" svg:y1="7.691cm" svg:x2="17.78cm" svg:y2="7.691cm">
          <text:p/>
        </draw:line>
        <draw:line draw:style-name="gr7" draw:text-style-name="P1" draw:layer="layout" svg:x1="22.86cm" svg:y1="11.184cm" svg:x2="22.86cm" svg:y2="11.819cm">
          <text:p/>
        </draw:line>
        <draw:g>
          <draw:g>
            <draw:polygon draw:style-name="gr5" draw:text-style-name="P4" draw:layer="layout" svg:width="2.54cm" svg:height="1.905cm" svg:x="17.78cm" svg:y="6.739cm" svg:viewBox="0 0 2541 1906" draw:points="0,1906 2541,1906 2541,0 0,0">
              <text:p/>
            </draw:polygon>
            <draw:polygon draw:style-name="gr1" draw:text-style-name="P1" draw:layer="layout" svg:width="2.54cm" svg:height="1.905cm" svg:x="17.78cm" svg:y="6.73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7.78cm" svg:y="6.739cm">
            <draw:text-box>
              <text:p text:style-name="P3"><text:span text:style-name="T2">Contact the vendors to obtain the costs for the contract renewal</text:span></text:p>
            </draw:text-box>
          </draw:frame>
        </draw:g>
        <draw:g>
          <draw:g>
            <draw:polygon draw:style-name="gr5" draw:text-style-name="P4" draw:layer="layout" svg:width="2.54cm" svg:height="1.905cm" svg:x="13.97cm" svg:y="6.739cm" svg:viewBox="0 0 2541 1906" draw:points="0,1906 2541,1906 2541,0 0,0">
              <text:p/>
            </draw:polygon>
            <draw:polygon draw:style-name="gr1" draw:text-style-name="P1" draw:layer="layout" svg:width="2.54cm" svg:height="1.905cm" svg:x="13.97cm" svg:y="6.73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3.97cm" svg:y="6.739cm">
            <draw:text-box>
              <text:p text:style-name="P3"><text:span text:style-name="T2">Review Ongoing Contracts</text:span></text:p>
            </draw:text-box>
          </draw:frame>
        </draw:g>
        <draw:g>
          <draw:g>
            <draw:polygon draw:style-name="gr5" draw:text-style-name="P4" draw:layer="layout" svg:width="2.54cm" svg:height="1.905cm" svg:x="21.59cm" svg:y="9.279cm" svg:viewBox="0 0 2541 1906" draw:points="0,1906 2541,1906 2541,0 0,0">
              <text:p/>
            </draw:polygon>
            <draw:polygon draw:style-name="gr1" draw:text-style-name="P1" draw:layer="layout" svg:width="2.54cm" svg:height="1.905cm" svg:x="21.59cm" svg:y="9.27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21.59cm" svg:y="9.279cm">
            <draw:text-box>
              <text:p text:style-name="P3"><text:span text:style-name="T2">Define </text:span><text:span text:style-name="T2">the </text:span><text:span text:style-name="T2">payment </text:span><text:span text:style-name="T2">terms for </text:span><text:span text:style-name="T2">the next </text:span><text:span text:style-name="T2">year</text:span></text:p>
            </draw:text-box>
          </draw:frame>
        </draw:g>
        <draw:g>
          <draw:g>
            <draw:path draw:style-name="gr5" draw:text-style-name="P4" draw:layer="layout" svg:width="2.54cm" svg:height="1.905cm" svg:x="21.59cm" svg:y="11.81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21.59cm" svg:y="11.81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21.59cm" svg:y="11.819cm">
            <draw:text-box>
              <text:p text:style-name="P3"><text:span text:style-name="T2">List of all ongoing contracts and their costs</text:span></text:p>
            </draw:text-box>
          </draw:frame>
        </draw:g>
        <draw:line draw:style-name="gr7" draw:text-style-name="P1" draw:layer="layout" svg:x1="26.67cm" svg:y1="11.184cm" svg:x2="26.67cm" svg:y2="12.136cm">
          <text:p/>
        </draw:line>
        <draw:g>
          <draw:g>
            <draw:polygon draw:style-name="gr5" draw:text-style-name="P4" draw:layer="layout" svg:width="2.54cm" svg:height="1.905cm" svg:x="25.4cm" svg:y="9.279cm" svg:viewBox="0 0 2541 1906" draw:points="0,1906 2541,1906 2541,0 0,0">
              <text:p/>
            </draw:polygon>
            <draw:polygon draw:style-name="gr1" draw:text-style-name="P1" draw:layer="layout" svg:width="2.54cm" svg:height="1.905cm" svg:x="25.4cm" svg:y="9.27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25.4cm" svg:y="9.279cm">
            <draw:text-box>
              <text:p text:style-name="P3"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n</text:span><text:span text:style-name="T2">e</text:span><text:span text:style-name="T2">w</text:span><text:span text:style-name="T2"> </text:span><text:span text:style-name="T2">h</text:span><text:span text:style-name="T2">i</text:span><text:span text:style-name="T2">r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R</text:span></text:p>
            </draw:text-box>
          </draw:frame>
        </draw:g>
        <draw:line draw:style-name="gr7" draw:text-style-name="P1" draw:layer="layout" svg:x1="24.13cm" svg:y1="10.231cm" svg:x2="25.4cm" svg:y2="10.231cm">
          <text:p/>
        </draw:line>
        <draw:g>
          <draw:g>
            <draw:polygon draw:style-name="gr5" draw:text-style-name="P4" draw:layer="layout" svg:width="1.27cm" svg:height="1.27cm" svg:x="26.035cm" svg:y="12.136cm" svg:viewBox="0 0 1271 1271" draw:points="0,0 0,635 635,1271 1271,635 1271,0">
              <text:p/>
            </draw:polygon>
            <draw:polygon draw:style-name="gr1" draw:text-style-name="P1" draw:layer="layout" svg:width="1.27cm" svg:height="1.27cm" svg:x="26.035cm" svg:y="12.136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6.035cm" svg:y="12.136cm">
            <draw:text-box>
              <text:p text:style-name="P3"><text:span text:style-name="T2">A</text:span></text:p>
            </draw:text-box>
          </draw:frame>
        </draw:g>
        <draw:line draw:style-name="gr7" draw:text-style-name="P1" draw:layer="layout" svg:x1="19.05cm" svg:y1="11.184cm" svg:x2="19.05cm" svg:y2="11.819cm">
          <text:p/>
        </draw:line>
        <draw:g>
          <draw:g>
            <draw:polygon draw:style-name="gr5" draw:text-style-name="P4" draw:layer="layout" svg:width="2.54cm" svg:height="1.905cm" svg:x="17.78cm" svg:y="9.279cm" svg:viewBox="0 0 2541 1906" draw:points="0,1906 2541,1906 2541,0 0,0">
              <text:p/>
            </draw:polygon>
            <draw:polygon draw:style-name="gr1" draw:text-style-name="P1" draw:layer="layout" svg:width="2.54cm" svg:height="1.905cm" svg:x="17.78cm" svg:y="9.27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7.78cm" svg:y="9.279cm">
            <draw:text-box>
              <text:p text:style-name="P3"><text:span text:style-name="T2">Prioritize </text:span><text:span text:style-name="T2">the </text:span><text:span text:style-name="T2">agreed </text:span><text:span text:style-name="T2">upon </text:span><text:span text:style-name="T2">requests</text:span></text:p>
            </draw:text-box>
          </draw:frame>
        </draw:g>
        <draw:g>
          <draw:g>
            <draw:path draw:style-name="gr5" draw:text-style-name="P4" draw:layer="layout" svg:width="2.54cm" svg:height="1.905cm" svg:x="17.78cm" svg:y="11.81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7.78cm" svg:y="11.81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7.78cm" svg:y="11.819cm">
            <draw:text-box>
              <text:p text:style-name="P3"><text:span text:style-name="T2">Next </text:span><text:span text:style-name="T2">Year </text:span><text:span text:style-name="T2">Projects </text:span><text:span text:style-name="T2">and their </text:span><text:span text:style-name="T2">costs</text:span></text:p>
            </draw:text-box>
          </draw:frame>
        </draw:g>
        <draw:line draw:style-name="gr7" draw:text-style-name="P1" draw:layer="layout" svg:x1="19.05cm" svg:y1="8.644cm" svg:x2="19.05cm" svg:y2="9.279cm">
          <text:p/>
        </draw:line>
        <draw:line draw:style-name="gr7" draw:text-style-name="P1" draw:layer="layout" svg:x1="20.32cm" svg:y1="10.231cm" svg:x2="21.59cm" svg:y2="10.231cm">
          <text:p/>
        </draw:line>
        <draw:g>
          <draw:g>
            <draw:polygon draw:style-name="gr5" draw:text-style-name="P4" draw:layer="layout" svg:width="2.54cm" svg:height="1.905cm" svg:x="13.97cm" svg:y="9.279cm" svg:viewBox="0 0 2541 1906" draw:points="0,1906 2541,1906 2541,0 0,0">
              <text:p/>
            </draw:polygon>
            <draw:path draw:style-name="gr1" draw:text-style-name="P1" draw:layer="layout" svg:width="2.54cm" svg:height="1.905cm" svg:x="13.97cm" svg:y="9.279cm" svg:viewBox="0 0 2541 1906" svg:d="M0 1906h2541v-1906h-2541zM317 1906v-1906M2223 1906v-1906">
              <text:p/>
            </draw:path>
          </draw:g>
          <draw:frame draw:style-name="gr9" draw:text-style-name="P1" draw:layer="layout" svg:width="1.905cm" svg:height="1.905cm" svg:x="14.287cm" svg:y="9.279cm">
            <draw:text-box>
              <text:p text:style-name="P3"><text:span text:style-name="T2">I</text:span><text:span text:style-name="T2">T</text:span><text:span text:style-name="T2">-</text:span><text:span text:style-name="T2">4</text:span><text:span text:style-name="T2">.</text:span><text:span text:style-name="T2">8</text:span></text:p>
              <text:p text:style-name="P3"><text:span text:style-name="T2">C</text:span><text:span text:style-name="T2">a</text:span><text:span text:style-name="T2">p</text:span><text:span text:style-name="T2">a</text:span><text:span text:style-name="T2">c</text:span><text:span text:style-name="T2">it</text:span><text:span text:style-name="T2">y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/text:p>
            </draw:text-box>
          </draw:frame>
        </draw:g>
        <draw:line draw:style-name="gr7" draw:text-style-name="P1" draw:layer="layout" svg:x1="15.24cm" svg:y1="9.279cm" svg:x2="15.24cm" svg:y2="8.644cm">
          <text:p/>
        </draw:line>
      </draw:page>
      <draw:page draw:name="Page-2" draw:style-name="dp1" draw:master-page-name="PM1">
        <draw:polygon draw:style-name="gr1" draw:text-style-name="P1" draw:layer="layout" svg:width="28.575cm" svg:height="19.05cm" svg:x="0.635cm" svg:y="0.68cm" svg:viewBox="0 0 28576 19051" draw:points="0,19051 28576,19051 28576,0 0,0">
          <text:p/>
        </draw:polygon>
        <draw:polygon draw:style-name="gr1" draw:text-style-name="P1" draw:layer="layout" svg:width="28.575cm" svg:height="5.715cm" svg:x="0.635cm" svg:y="14.015cm" svg:viewBox="0 0 28576 5716" draw:points="0,5716 28576,5716 28576,0 0,0">
          <text:p/>
        </draw:polygon>
        <draw:g>
          <draw:g>
            <draw:polygon draw:style-name="gr2" draw:text-style-name="P2" draw:layer="layout" svg:width="1.588cm" svg:height="5.715cm" svg:x="0.635cm" svg:y="14.015cm" svg:viewBox="0 0 1589 5716" draw:points="0,5716 1589,5716 1589,0 0,0">
              <text:p/>
            </draw:polygon>
            <draw:polygon draw:style-name="gr1" draw:text-style-name="P1" draw:layer="layout" svg:width="1.588cm" svg:height="5.715cm" svg:x="0.635cm" svg:y="14.015cm" svg:viewBox="0 0 1589 5716" draw:points="0,5716 1589,5716 1589,0 0,0">
              <text:p/>
            </draw:polygon>
          </draw:g>
          <draw:frame draw:style-name="gr3" draw:text-style-name="P1" draw:layer="layout" svg:width="5.715cm" svg:height="1.588cm" draw:transform="rotate (1.5707963267949) translate (0.635cm 19.73cm)">
            <draw:text-box>
              <text:p/>
            </draw:text-box>
          </draw:frame>
        </draw:g>
        <draw:frame draw:style-name="gr4" draw:text-style-name="P1" draw:layer="layout" svg:width="5.715cm" svg:height="1.588cm" draw:transform="rotate (1.5707963267949) translate (0.635cm 19.73cm)">
          <draw:text-box>
            <text:p text:style-name="P3"><text:span text:style-name="T1">CEO</text:span></text:p>
          </draw:text-box>
        </draw:frame>
        <draw:polygon draw:style-name="gr1" draw:text-style-name="P1" draw:layer="layout" svg:width="28.575cm" svg:height="10.16cm" svg:x="0.635cm" svg:y="3.855cm" svg:viewBox="0 0 28576 10161" draw:points="0,10161 28576,10161 28576,0 0,0">
          <text:p/>
        </draw:polygon>
        <draw:g>
          <draw:g>
            <draw:polygon draw:style-name="gr2" draw:text-style-name="P2" draw:layer="layout" svg:width="1.588cm" svg:height="10.16cm" svg:x="0.635cm" svg:y="3.855cm" svg:viewBox="0 0 1589 10161" draw:points="0,10161 1589,10161 1589,0 0,0">
              <text:p/>
            </draw:polygon>
            <draw:polygon draw:style-name="gr1" draw:text-style-name="P1" draw:layer="layout" svg:width="1.588cm" svg:height="10.16cm" svg:x="0.635cm" svg:y="3.855cm" svg:viewBox="0 0 1589 10161" draw:points="0,10161 1589,10161 1589,0 0,0">
              <text:p/>
            </draw:polygon>
          </draw:g>
          <draw:frame draw:style-name="gr3" draw:text-style-name="P1" draw:layer="layout" svg:width="10.16cm" svg:height="1.588cm" draw:transform="rotate (1.5707963267949) translate (0.635cm 14.015cm)">
            <draw:text-box>
              <text:p/>
            </draw:text-box>
          </draw:frame>
        </draw:g>
        <draw:frame draw:style-name="gr4" draw:text-style-name="P1" draw:layer="layout" svg:width="10.16cm" svg:height="1.588cm" draw:transform="rotate (1.5707963267949) translate (0.635cm 14.015cm)">
          <draw:text-box>
            <text:p text:style-name="P3"><text:span text:style-name="T1">CIO</text:span></text:p>
          </draw:text-box>
        </draw:frame>
        <draw:line draw:style-name="gr7" draw:text-style-name="P1" draw:layer="layout" svg:x1="13.335cm" svg:y1="10.205cm" svg:x2="13.335cm" svg:y2="11.475cm">
          <text:p/>
        </draw:line>
        <draw:g>
          <draw:line draw:style-name="gr12" draw:text-style-name="P1" draw:layer="layout" svg:x1="24.13cm" svg:y1="6.395cm" svg:x2="24.13cm" svg:y2="10.84cm">
            <text:p/>
          </draw:line>
          <draw:frame draw:style-name="gr8" draw:text-style-name="P1" draw:layer="layout" svg:width="1.47cm" svg:height="0.621cm" svg:x="23.395cm" svg:y="6.597cm">
            <draw:text-box>
              <text:p text:style-name="P3"><text:span text:style-name="T3">Annually</text:span></text:p>
            </draw:text-box>
          </draw:frame>
        </draw:g>
        <draw:g>
          <draw:g>
            <draw:path draw:style-name="gr5" draw:text-style-name="P4" draw:layer="layout" svg:width="2.54cm" svg:height="1.905cm" svg:x="12.065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2.065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2.065cm" svg:y="11.475cm">
            <draw:text-box>
              <text:p text:style-name="P3"><text:span text:style-name="T2">IT Budget</text:span></text:p>
            </draw:text-box>
          </draw:frame>
        </draw:g>
        <draw:g>
          <draw:g>
            <draw:polygon draw:style-name="gr5" draw:text-style-name="P4" draw:layer="layout" svg:width="1.27cm" svg:height="1.27cm" svg:x="2.54cm" svg:y="4.807cm" svg:viewBox="0 0 1271 1271" draw:points="0,0 0,635 635,1271 1271,635 1271,0">
              <text:p/>
            </draw:polygon>
            <draw:polygon draw:style-name="gr1" draw:text-style-name="P1" draw:layer="layout" svg:width="1.27cm" svg:height="1.27cm" svg:x="2.54cm" svg:y="4.807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.54cm" svg:y="4.807cm">
            <draw:text-box>
              <text:p text:style-name="P3"><text:span text:style-name="T2">A</text:span></text:p>
            </draw:text-box>
          </draw:frame>
        </draw:g>
        <draw:g>
          <draw:g>
            <draw:polygon draw:style-name="gr5" draw:text-style-name="P4" draw:layer="layout" svg:width="2.54cm" svg:height="1.905cm" svg:x="12.065cm" svg:y="8.3cm" svg:viewBox="0 0 2541 1906" draw:points="0,1906 2541,1906 2541,0 0,0">
              <text:p/>
            </draw:polygon>
            <draw:polygon draw:style-name="gr1" draw:text-style-name="P1" draw:layer="layout" svg:width="2.54cm" svg:height="1.905cm" svg:x="12.065cm" svg:y="8.3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2.065cm" svg:y="8.3cm">
            <draw:text-box>
              <text:p text:style-name="P3"><text:span text:style-name="T2">Consolidate the </text:span><text:span text:style-name="T2">IT Budget</text:span></text:p>
            </draw:text-box>
          </draw:frame>
        </draw:g>
        <draw:line draw:style-name="gr7" draw:text-style-name="P1" draw:layer="layout" svg:x1="3.81cm" svg:y1="5.442cm" svg:x2="4.445cm" svg:y2="5.442cm">
          <text:p/>
        </draw:line>
        <draw:line draw:style-name="gr7" draw:text-style-name="P1" draw:layer="layout" svg:x1="5.715cm" svg:y1="6.395cm" svg:x2="5.715cm" svg:y2="8.3cm">
          <text:p/>
        </draw:line>
        <draw:g>
          <draw:g>
            <draw:path draw:style-name="gr5" draw:text-style-name="P4" draw:layer="layout" svg:width="2.54cm" svg:height="1.905cm" svg:x="4.445cm" svg:y="8.3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4.445cm" svg:y="8.3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581cm" svg:x="4.445cm" svg:y="8.251cm">
            <draw:text-box>
              <text:p text:style-name="P3"><text:span text:style-name="T2">List of hardware </text:span><text:span text:style-name="T2">replacements </text:span><text:span text:style-name="T2">and new </text:span><text:span text:style-name="T2">equipments and </text:span><text:span text:style-name="T2">their costs</text:span></text:p>
            </draw:text-box>
          </draw:frame>
        </draw:g>
        <draw:g>
          <draw:g>
            <draw:polygon draw:style-name="gr5" draw:text-style-name="P4" draw:layer="layout" svg:width="2.54cm" svg:height="1.905cm" svg:x="4.445cm" svg:y="4.49cm" svg:viewBox="0 0 2541 1906" draw:points="0,1906 2541,1906 2541,0 0,0">
              <text:p/>
            </draw:polygon>
            <draw:polygon draw:style-name="gr1" draw:text-style-name="P1" draw:layer="layout" svg:width="2.54cm" svg:height="1.905cm" svg:x="4.445cm" svg:y="4.4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4.445cm" svg:y="4.49cm">
            <draw:text-box>
              <text:p text:style-name="P3"><text:span text:style-name="T2">Analyze the </text:span><text:span text:style-name="T2">costs of </text:span><text:span text:style-name="T2">hardware </text:span><text:span text:style-name="T2">replacements </text:span><text:span text:style-name="T2">and new </text:span><text:span text:style-name="T2">equipments</text:span></text:p>
            </draw:text-box>
          </draw:frame>
        </draw:g>
        <draw:line draw:style-name="gr7" draw:text-style-name="P1" draw:layer="layout" svg:x1="25.4cm" svg:y1="11.792cm" svg:x2="26.67cm" svg:y2="11.792cm">
          <text:p/>
        </draw:line>
        <draw:g>
          <draw:g>
            <draw:polygon draw:style-name="gr5" draw:text-style-name="P4" draw:layer="layout" svg:width="2.54cm" svg:height="1.905cm" svg:x="8.255cm" svg:y="4.49cm" svg:viewBox="0 0 2541 1906" draw:points="0,1906 2541,1906 2541,0 0,0">
              <text:p/>
            </draw:polygon>
            <draw:polygon draw:style-name="gr1" draw:text-style-name="P1" draw:layer="layout" svg:width="2.54cm" svg:height="1.905cm" svg:x="8.255cm" svg:y="4.4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8.255cm" svg:y="4.49cm">
            <draw:text-box>
              <text:p text:style-name="P3"><text:span text:style-name="T2">Calculate the IT </text:span><text:span text:style-name="T2">employees </text:span><text:span text:style-name="T2">salaries over </text:span><text:span text:style-name="T2">the year</text:span></text:p>
            </draw:text-box>
          </draw:frame>
        </draw:g>
        <draw:g>
          <draw:g>
            <draw:path draw:style-name="gr5" draw:text-style-name="P4" draw:layer="layout" svg:width="2.54cm" svg:height="1.905cm" svg:x="8.255cm" svg:y="8.3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8.255cm" svg:y="8.3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8.255cm" svg:y="8.3cm">
            <draw:text-box>
              <text:p text:style-name="P3"><text:span text:style-name="T2">List of IT </text:span><text:span text:style-name="T2">employees </text:span><text:span text:style-name="T2">salaries</text:span></text:p>
            </draw:text-box>
          </draw:frame>
        </draw:g>
        <draw:line draw:style-name="gr7" draw:text-style-name="P1" draw:layer="layout" svg:x1="6.985cm" svg:y1="5.442cm" svg:x2="8.255cm" svg:y2="5.442cm">
          <text:p/>
        </draw:line>
        <draw:line draw:style-name="gr7" draw:text-style-name="P1" draw:layer="layout" svg:x1="9.525cm" svg:y1="6.395cm" svg:x2="9.525cm" svg:y2="8.3cm">
          <text:p/>
        </draw:line>
        <draw:line draw:style-name="gr7" draw:text-style-name="P1" draw:layer="layout" svg:x1="10.795cm" svg:y1="5.442cm" svg:x2="11.747cm" svg:y2="5.442cm">
          <text:p/>
        </draw:line>
        <draw:g>
          <draw:g>
            <draw:polygon draw:style-name="gr5" draw:text-style-name="P4" draw:layer="layout" svg:width="2.54cm" svg:height="1.905cm" svg:x="12.065cm" svg:y="15.92cm" svg:viewBox="0 0 2541 1906" draw:points="0,1906 2541,1906 2541,0 0,0">
              <text:p/>
            </draw:polygon>
            <draw:polygon draw:style-name="gr1" draw:text-style-name="P1" draw:layer="layout" svg:width="2.54cm" svg:height="1.905cm" svg:x="12.065cm" svg:y="15.92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2.065cm" svg:y="15.92cm">
            <draw:text-box>
              <text:p text:style-name="P3"><text:span text:style-name="T2">Review IT </text:span><text:span text:style-name="T2">budget</text:span></text:p>
            </draw:text-box>
          </draw:frame>
        </draw:g>
        <draw:g>
          <draw:g>
            <draw:polygon draw:style-name="gr5" draw:text-style-name="P4" draw:layer="layout" svg:width="2.54cm" svg:height="1.905cm" svg:x="15.875cm" svg:y="15.92cm" svg:viewBox="0 0 2541 1906" draw:points="0,952 1271,0 2541,952 1271,1906">
              <text:p/>
            </draw:polygon>
            <draw:polygon draw:style-name="gr1" draw:text-style-name="P1" draw:layer="layout" svg:width="2.54cm" svg:height="1.905cm" svg:x="15.875cm" svg:y="15.92cm" svg:viewBox="0 0 2541 1906" draw:points="0,952 1271,0 2541,952 1271,1906">
              <text:p/>
            </draw:polygon>
          </draw:g>
          <draw:frame draw:style-name="gr10" draw:text-style-name="P1" draw:layer="layout" svg:width="2.117cm" svg:height="1.429cm" svg:x="16.087cm" svg:y="16.158cm">
            <draw:text-box>
              <text:p text:style-name="P3"><text:span text:style-name="T2">Approve?</text:span></text:p>
            </draw:text-box>
          </draw:frame>
        </draw:g>
        <draw:line draw:style-name="gr7" draw:text-style-name="P1" draw:layer="layout" svg:x1="13.335cm" svg:y1="13.168cm" svg:x2="13.335cm" svg:y2="15.919cm">
          <text:p/>
        </draw:line>
        <draw:line draw:style-name="gr7" draw:text-style-name="P1" draw:layer="layout" svg:x1="14.605cm" svg:y1="16.872cm" svg:x2="15.875cm" svg:y2="16.872cm">
          <text:p/>
        </draw:line>
        <draw:g>
          <draw:polyline draw:style-name="gr7" draw:text-style-name="P1" draw:layer="layout" svg:width="2.54cm" svg:height="6.668cm" svg:x="14.605cm" svg:y="9.252cm" svg:viewBox="0 0 2541 6669" draw:points="2541,6669 2541,0 0,0">
            <text:p/>
          </draw:polyline>
          <draw:frame draw:style-name="gr8" draw:text-style-name="P1" draw:layer="layout" svg:width="1.411cm" svg:height="0.621cm" svg:x="16.439cm" svg:y="15.27cm">
            <draw:text-box>
              <text:p text:style-name="P3"><text:span text:style-name="T3">No</text:span></text:p>
            </draw:text-box>
          </draw:frame>
        </draw:g>
        <draw:g>
          <draw:g>
            <draw:path draw:style-name="gr5" draw:text-style-name="P4" draw:layer="layout" svg:width="2.54cm" svg:height="1.905cm" svg:x="19.05cm" svg:y="4.4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9.05cm" svg:y="4.49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9.05cm" svg:y="4.49cm">
            <draw:text-box>
              <text:p text:style-name="P3"><text:span text:style-name="T2">Approved IT </text:span><text:span text:style-name="T2">Budget</text:span></text:p>
            </draw:text-box>
          </draw:frame>
        </draw:g>
        <draw:g>
          <draw:polyline draw:style-name="gr7" draw:text-style-name="P1" draw:layer="layout" svg:width="1.905cm" svg:height="10.689cm" svg:x="18.415cm" svg:y="6.183cm" svg:viewBox="0 0 1906 10690" draw:points="0,10690 1906,10690 1906,0">
            <text:p/>
          </draw:polyline>
          <draw:frame draw:style-name="gr8" draw:text-style-name="P1" draw:layer="layout" svg:width="1.411cm" svg:height="0.621cm" svg:x="19.614cm" svg:y="14.527cm">
            <draw:text-box>
              <text:p text:style-name="P3"><text:span text:style-name="T3">Yes</text:span></text:p>
            </draw:text-box>
          </draw:frame>
        </draw:g>
        <draw:g>
          <draw:g>
            <draw:polygon draw:style-name="gr5" draw:text-style-name="P4" draw:layer="layout" svg:width="2.54cm" svg:height="1.905cm" svg:x="22.86cm" svg:y="4.49cm" svg:viewBox="0 0 2541 1906" draw:points="0,1906 2541,1906 2541,0 0,0">
              <text:p/>
            </draw:polygon>
            <draw:polygon draw:style-name="gr1" draw:text-style-name="P1" draw:layer="layout" svg:width="2.54cm" svg:height="1.905cm" svg:x="22.86cm" svg:y="4.4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22.86cm" svg:y="4.49cm">
            <draw:text-box>
              <text:p text:style-name="P3"><text:span text:style-name="T2">Send to </text:span><text:span text:style-name="T2">Financial </text:span><text:span text:style-name="T2">Department</text:span></text:p>
            </draw:text-box>
          </draw:frame>
        </draw:g>
        <draw:line draw:style-name="gr7" draw:text-style-name="P1" draw:layer="layout" svg:x1="21.59cm" svg:y1="5.442cm" svg:x2="22.86cm" svg:y2="5.442cm">
          <text:p/>
        </draw:line>
        <draw:g>
          <draw:g>
            <draw:polygon draw:style-name="gr5" draw:text-style-name="P4" draw:layer="layout" svg:width="2.54cm" svg:height="1.905cm" svg:x="22.86cm" svg:y="10.84cm" svg:viewBox="0 0 2541 1906" draw:points="0,1906 2541,1906 2541,0 0,0">
              <text:p/>
            </draw:polygon>
            <draw:polygon draw:style-name="gr1" draw:text-style-name="P1" draw:layer="layout" svg:width="2.54cm" svg:height="1.905cm" svg:x="22.86cm" svg:y="10.84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22.86cm" svg:y="10.84cm">
            <draw:text-box>
              <text:p text:style-name="P3"><text:span text:style-name="T2">Conduct a </text:span><text:span text:style-name="T2">meeting with </text:span><text:span text:style-name="T2">departments’ </text:span><text:span text:style-name="T2">heads </text:span></text:p>
            </draw:text-box>
          </draw:frame>
        </draw:g>
        <draw:g>
          <draw:g>
            <draw:polygon draw:style-name="gr5" draw:text-style-name="P4" draw:layer="layout" svg:width="1.27cm" svg:height="1.27cm" svg:x="26.67cm" svg:y="11.157cm" svg:viewBox="0 0 1271 1271" draw:points="0,0 0,635 635,1271 1271,635 1271,0">
              <text:p/>
            </draw:polygon>
            <draw:polygon draw:style-name="gr1" draw:text-style-name="P1" draw:layer="layout" svg:width="1.27cm" svg:height="1.27cm" svg:x="26.67cm" svg:y="11.157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6.67cm" svg:y="11.157cm">
            <draw:text-box>
              <text:p text:style-name="P3"><text:span text:style-name="T2">C</text:span></text:p>
            </draw:text-box>
          </draw:frame>
        </draw:g>
        <draw:frame draw:style-name="gr13" draw:text-style-name="P1" draw:layer="layout" svg:width="2.822cm" svg:height="0.423cm" svg:x="11.924cm" svg:y="7.93cm">
          <draw:text-box>
            <text:p text:style-name="P3"><text:span text:style-name="T4">Note 2</text:span></text:p>
          </draw:text-box>
        </draw:frame>
        <draw:g>
          <draw:g>
            <draw:polygon draw:style-name="gr5" draw:text-style-name="P4" draw:layer="layout" svg:width="2.54cm" svg:height="1.905cm" svg:x="12.065cm" svg:y="4.49cm" svg:viewBox="0 0 2541 1906" draw:points="0,1906 2541,1906 2541,0 0,0">
              <text:p/>
            </draw:polygon>
            <draw:polygon draw:style-name="gr1" draw:text-style-name="P1" draw:layer="layout" svg:width="2.54cm" svg:height="1.905cm" svg:x="12.065cm" svg:y="4.49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2.065cm" svg:y="4.49cm">
            <draw:text-box>
              <text:p text:style-name="P3"><text:span text:style-name="T2">Analyze the </text:span><text:span text:style-name="T2">costs of </text:span><text:span text:style-name="T2">outsourcing of </text:span><text:span text:style-name="T2">services</text:span></text:p>
            </draw:text-box>
          </draw:frame>
        </draw:g>
        <draw:line draw:style-name="gr7" draw:text-style-name="P1" draw:layer="layout" svg:x1="13.335cm" svg:y1="6.395cm" svg:x2="13.335cm" svg:y2="8.3cm">
          <text:p/>
        </draw:line>
      </draw:page>
      <draw:page draw:name="Page-3" draw:style-name="dp1" draw:master-page-name="PM2">
        <draw:polygon draw:style-name="gr1" draw:text-style-name="P1" draw:layer="layout" svg:width="28.575cm" svg:height="19.089cm" svg:x="0.635cm" svg:y="0.68cm" svg:viewBox="0 0 28576 19090" draw:points="0,19090 28576,19090 28576,0 0,0">
          <text:p/>
        </draw:polygon>
        <draw:polygon draw:style-name="gr1" draw:text-style-name="P1" draw:layer="layout" svg:width="28.575cm" svg:height="5.754cm" svg:x="0.635cm" svg:y="14.015cm" svg:viewBox="0 0 28576 5755" draw:points="0,5755 28576,5755 28576,0 0,0">
          <text:p/>
        </draw:polygon>
        <draw:g>
          <draw:g>
            <draw:polygon draw:style-name="gr2" draw:text-style-name="P2" draw:layer="layout" svg:width="1.588cm" svg:height="5.754cm" svg:x="0.635cm" svg:y="14.015cm" svg:viewBox="0 0 1589 5755" draw:points="0,5755 1589,5755 1589,0 0,0">
              <text:p/>
            </draw:polygon>
            <draw:polygon draw:style-name="gr1" draw:text-style-name="P1" draw:layer="layout" svg:width="1.588cm" svg:height="5.754cm" svg:x="0.635cm" svg:y="14.015cm" svg:viewBox="0 0 1589 5755" draw:points="0,5755 1589,5755 1589,0 0,0">
              <text:p/>
            </draw:polygon>
          </draw:g>
          <draw:frame draw:style-name="gr3" draw:text-style-name="P1" draw:layer="layout" svg:width="5.754cm" svg:height="1.588cm" draw:transform="rotate (1.5707963267949) translate (0.635cm 19.769cm)">
            <draw:text-box>
              <text:p/>
            </draw:text-box>
          </draw:frame>
        </draw:g>
        <draw:frame draw:style-name="gr4" draw:text-style-name="P1" draw:layer="layout" svg:width="5.754cm" svg:height="1.588cm" draw:transform="rotate (1.5707963267949) translate (0.635cm 19.769cm)">
          <draw:text-box>
            <text:p text:style-name="P3"><text:span text:style-name="T1">CEO</text:span></text:p>
          </draw:text-box>
        </draw:frame>
        <draw:polygon draw:style-name="gr1" draw:text-style-name="P1" draw:layer="layout" svg:width="28.575cm" svg:height="10.16cm" svg:x="0.635cm" svg:y="3.855cm" svg:viewBox="0 0 28576 10161" draw:points="0,10161 28576,10161 28576,0 0,0">
          <text:p/>
        </draw:polygon>
        <draw:g>
          <draw:g>
            <draw:polygon draw:style-name="gr2" draw:text-style-name="P2" draw:layer="layout" svg:width="1.588cm" svg:height="10.16cm" svg:x="0.635cm" svg:y="3.855cm" svg:viewBox="0 0 1589 10161" draw:points="0,10161 1589,10161 1589,0 0,0">
              <text:p/>
            </draw:polygon>
            <draw:polygon draw:style-name="gr1" draw:text-style-name="P1" draw:layer="layout" svg:width="1.588cm" svg:height="10.16cm" svg:x="0.635cm" svg:y="3.855cm" svg:viewBox="0 0 1589 10161" draw:points="0,10161 1589,10161 1589,0 0,0">
              <text:p/>
            </draw:polygon>
          </draw:g>
          <draw:frame draw:style-name="gr3" draw:text-style-name="P1" draw:layer="layout" svg:width="10.16cm" svg:height="1.588cm" draw:transform="rotate (1.5707963267949) translate (0.635cm 14.015cm)">
            <draw:text-box>
              <text:p/>
            </draw:text-box>
          </draw:frame>
        </draw:g>
        <draw:frame draw:style-name="gr4" draw:text-style-name="P1" draw:layer="layout" svg:width="10.16cm" svg:height="1.588cm" draw:transform="rotate (1.5707963267949) translate (0.635cm 14.015cm)">
          <draw:text-box>
            <text:p text:style-name="P3"><text:span text:style-name="T1">CIO</text:span></text:p>
          </draw:text-box>
        </draw:frame>
        <draw:line draw:style-name="gr7" draw:text-style-name="P1" draw:layer="layout" svg:x1="4.128cm" svg:y1="5.76cm" svg:x2="5.715cm" svg:y2="5.76cm">
          <text:p/>
        </draw:line>
        <draw:line draw:style-name="gr7" draw:text-style-name="P1" draw:layer="layout" svg:x1="6.985cm" svg:y1="6.712cm" svg:x2="6.985cm" svg:y2="7.664cm">
          <text:p/>
        </draw:line>
        <draw:line draw:style-name="gr7" draw:text-style-name="P1" draw:layer="layout" svg:x1="8.255cm" svg:y1="8.617cm" svg:x2="9.842cm" svg:y2="8.617cm">
          <text:p/>
        </draw:line>
        <draw:g>
          <draw:line draw:style-name="gr12" draw:text-style-name="P1" draw:layer="layout" svg:x1="15.24cm" svg:y1="9.57cm" svg:x2="15.24cm" svg:y2="11.475cm">
            <text:p/>
          </draw:line>
          <draw:frame draw:style-name="gr8" draw:text-style-name="P1" draw:layer="layout" svg:width="1.411cm" svg:height="0.621cm" svg:x="14.534cm" svg:y="10.146cm">
            <draw:text-box>
              <text:p text:style-name="P3"><text:span text:style-name="T3">Monthly</text:span></text:p>
            </draw:text-box>
          </draw:frame>
        </draw:g>
        <draw:line draw:style-name="gr7" draw:text-style-name="P1" draw:layer="layout" svg:x1="16.51cm" svg:y1="12.427cm" svg:x2="18.097cm" svg:y2="12.427cm">
          <text:p/>
        </draw:line>
        <draw:line draw:style-name="gr7" draw:text-style-name="P1" draw:layer="layout" svg:x1="19.367cm" svg:y1="13.168cm" svg:x2="19.367cm" svg:y2="14.649cm">
          <text:p/>
        </draw:line>
        <draw:line draw:style-name="gr7" draw:text-style-name="P1" draw:layer="layout" svg:x1="20.638cm" svg:y1="12.427cm" svg:x2="22.225cm" svg:y2="12.427cm">
          <text:p/>
        </draw:line>
        <draw:line draw:style-name="gr12" draw:text-style-name="P1" draw:layer="layout" svg:x1="24.765cm" svg:y1="12.427cm" svg:x2="26.491cm" svg:y2="12.427cm">
          <text:p/>
        </draw:line>
        <draw:line draw:style-name="gr7" draw:text-style-name="P1" draw:layer="layout" svg:x1="12.383cm" svg:y1="8.617cm" svg:x2="13.97cm" svg:y2="8.617cm">
          <text:p/>
        </draw:line>
        <draw:line draw:style-name="gr7" draw:text-style-name="P1" draw:layer="layout" svg:x1="16.51cm" svg:y1="8.617cm" svg:x2="18.097cm" svg:y2="8.617cm">
          <text:p/>
        </draw:line>
        <draw:g>
          <draw:polyline draw:style-name="gr7" draw:text-style-name="P1" draw:layer="layout" svg:width="6.985cm" svg:height="8.89cm" svg:x="11.113cm" svg:y="9.57cm" svg:viewBox="0 0 6986 8891" draw:points="6986,8891 0,8891 0,0">
            <text:p/>
          </draw:polyline>
          <draw:frame draw:style-name="gr8" draw:text-style-name="P1" draw:layer="layout" svg:width="1.411cm" svg:height="0.621cm" svg:x="10.407cm" svg:y="17.197cm">
            <draw:text-box>
              <text:p text:style-name="P3"><text:span text:style-name="T3">No</text:span></text:p>
            </draw:text-box>
          </draw:frame>
        </draw:g>
        <draw:g>
          <draw:polyline draw:style-name="gr7" draw:text-style-name="P1" draw:layer="layout" svg:width="2.858cm" svg:height="5.292cm" svg:x="20.638cm" svg:y="13.168cm" svg:viewBox="0 0 2859 5293" draw:points="0,5293 2859,5293 2859,0">
            <text:p/>
          </draw:polyline>
          <draw:frame draw:style-name="gr8" draw:text-style-name="P1" draw:layer="layout" svg:width="1.411cm" svg:height="0.621cm" svg:x="22.789cm" svg:y="16.932cm">
            <draw:text-box>
              <text:p text:style-name="P3"><text:span text:style-name="T3">Yes</text:span></text:p>
            </draw:text-box>
          </draw:frame>
        </draw:g>
        <draw:line draw:style-name="gr7" draw:text-style-name="P1" draw:layer="layout" svg:x1="23.495cm" svg:y1="11.475cm" svg:x2="23.495cm" svg:y2="9.57cm">
          <text:p/>
        </draw:line>
        <draw:line draw:style-name="gr7" draw:text-style-name="P1" draw:layer="layout" svg:x1="19.367cm" svg:y1="16.555cm" svg:x2="19.367cm" svg:y2="17.507cm">
          <text:p/>
        </draw:line>
        <draw:g>
          <draw:g>
            <draw:polygon draw:style-name="gr5" draw:text-style-name="P4" draw:layer="layout" svg:width="1.905cm" svg:height="1.905cm" svg:x="22.543cm" svg:y="7.665cm" svg:viewBox="0 0 1906 1906" draw:points="0,0 1906,0 952,1906">
              <text:p/>
            </draw:polygon>
            <draw:polygon draw:style-name="gr1" draw:text-style-name="P1" draw:layer="layout" svg:width="1.905cm" svg:height="1.905cm" svg:x="22.543cm" svg:y="7.665cm" svg:viewBox="0 0 1906 1906" draw:points="0,0 1906,0 952,1906">
              <text:p/>
            </draw:polygon>
          </draw:g>
          <draw:frame draw:style-name="gr6" draw:text-style-name="P1" draw:layer="layout" svg:width="1.429cm" svg:height="0.953cm" svg:x="22.781cm" svg:y="7.665cm">
            <draw:text-box>
              <text:p text:style-name="P3"><text:span text:style-name="T2">File</text:span></text:p>
            </draw:text-box>
          </draw:frame>
        </draw:g>
        <draw:g>
          <draw:g>
            <draw:path draw:style-name="gr5" draw:text-style-name="P4" draw:layer="layout" svg:width="2.54cm" svg:height="1.905cm" svg:x="18.097cm" svg:y="7.66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8.097cm" svg:y="7.66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8.097cm" svg:y="7.665cm">
            <draw:text-box>
              <text:p text:style-name="P3"><text:span text:style-name="T2">Cost Analysis</text:span></text:p>
            </draw:text-box>
          </draw:frame>
        </draw:g>
        <draw:g>
          <draw:g>
            <draw:polygon draw:style-name="gr5" draw:text-style-name="P4" draw:layer="layout" svg:width="2.54cm" svg:height="1.905cm" svg:x="13.97cm" svg:y="11.475cm" svg:viewBox="0 0 2541 1906" draw:points="0,1906 2541,1906 2541,0 0,0">
              <text:p/>
            </draw:polygon>
            <draw:polygon draw:style-name="gr1" draw:text-style-name="P1" draw:layer="layout" svg:width="2.54cm" svg:height="1.905cm" svg:x="13.97cm" svg:y="11.475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3.97cm" svg:y="11.475cm">
            <draw:text-box>
              <text:p text:style-name="P3"><text:span text:style-name="T2">Generate and </text:span><text:span text:style-name="T2">circulate a </text:span><text:span text:style-name="T2">monthly </text:span><text:span text:style-name="T2">balance sheet</text:span></text:p>
            </draw:text-box>
          </draw:frame>
        </draw:g>
        <draw:g>
          <draw:g>
            <draw:polygon draw:style-name="gr5" draw:text-style-name="P4" draw:layer="layout" svg:width="2.54cm" svg:height="1.905cm" svg:x="18.097cm" svg:y="14.65cm" svg:viewBox="0 0 2541 1906" draw:points="0,1906 2541,1906 2541,0 0,0">
              <text:p/>
            </draw:polygon>
            <draw:polygon draw:style-name="gr1" draw:text-style-name="P1" draw:layer="layout" svg:width="2.54cm" svg:height="1.905cm" svg:x="18.097cm" svg:y="14.65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8.097cm" svg:y="14.65cm">
            <draw:text-box>
              <text:p text:style-name="P3"><text:span text:style-name="T2">Review Monthly </text:span><text:span text:style-name="T2">Balance Sheet</text:span></text:p>
            </draw:text-box>
          </draw:frame>
        </draw:g>
        <draw:g>
          <draw:g>
            <draw:polygon draw:style-name="gr5" draw:text-style-name="P4" draw:layer="layout" svg:width="2.54cm" svg:height="1.905cm" svg:x="13.97cm" svg:y="7.665cm" svg:viewBox="0 0 2541 1906" draw:points="0,1906 2541,1906 2541,0 0,0">
              <text:p/>
            </draw:polygon>
            <draw:polygon draw:style-name="gr1" draw:text-style-name="P1" draw:layer="layout" svg:width="2.54cm" svg:height="1.905cm" svg:x="13.97cm" svg:y="7.665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3.97cm" svg:y="7.665cm">
            <draw:text-box>
              <text:p text:style-name="P3"><text:span text:style-name="T2">Monitor </text:span><text:span text:style-name="T2">expenditure </text:span><text:span text:style-name="T2">against budget </text:span></text:p>
            </draw:text-box>
          </draw:frame>
        </draw:g>
        <draw:g>
          <draw:g>
            <draw:polygon draw:style-name="gr5" draw:text-style-name="P4" draw:layer="layout" svg:width="2.54cm" svg:height="1.905cm" svg:x="5.715cm" svg:y="7.665cm" svg:viewBox="0 0 2541 1906" draw:points="0,1906 2541,1906 2541,0 0,0">
              <text:p/>
            </draw:polygon>
            <draw:polygon draw:style-name="gr1" draw:text-style-name="P1" draw:layer="layout" svg:width="2.54cm" svg:height="1.905cm" svg:x="5.715cm" svg:y="7.665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5.715cm" svg:y="7.665cm">
            <draw:text-box>
              <text:p text:style-name="P3"><text:span text:style-name="T2">Assess </text:span><text:span text:style-name="T2">depreciation</text:span></text:p>
            </draw:text-box>
          </draw:frame>
        </draw:g>
        <draw:g>
          <draw:g>
            <draw:path draw:style-name="gr5" draw:text-style-name="P4" draw:layer="layout" svg:width="2.54cm" svg:height="1.905cm" svg:x="18.097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8.097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8.097cm" svg:y="11.475cm">
            <draw:text-box>
              <text:p text:style-name="P3"><text:span text:style-name="T2">Monthly </text:span><text:span text:style-name="T2">Balance Sheet</text:span></text:p>
            </draw:text-box>
          </draw:frame>
        </draw:g>
        <draw:g>
          <draw:g>
            <draw:polygon draw:style-name="gr5" draw:text-style-name="P4" draw:layer="layout" svg:width="2.54cm" svg:height="1.905cm" svg:x="9.842cm" svg:y="7.665cm" svg:viewBox="0 0 2541 1906" draw:points="0,1906 2541,1906 2541,0 0,0">
              <text:p/>
            </draw:polygon>
            <draw:polygon draw:style-name="gr1" draw:text-style-name="P1" draw:layer="layout" svg:width="2.54cm" svg:height="1.905cm" svg:x="9.842cm" svg:y="7.665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9.842cm" svg:y="7.665cm">
            <draw:text-box>
              <text:p text:style-name="P3"><text:span text:style-name="T2">Determine the </text:span><text:span text:style-name="T2">actual costs </text:span><text:span text:style-name="T2">and expenditure </text:span><text:span text:style-name="T2">for all IT </text:span><text:span text:style-name="T2">services</text:span></text:p>
            </draw:text-box>
          </draw:frame>
        </draw:g>
        <draw:g>
          <draw:g>
            <draw:path draw:style-name="gr5" draw:text-style-name="P4" draw:layer="layout" svg:width="2.54cm" svg:height="1.905cm" svg:x="22.225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22.225cm" svg:y="11.47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22.225cm" svg:y="11.475cm">
            <draw:text-box>
              <text:p text:style-name="P3"><text:span text:style-name="T2">Approved </text:span><text:span text:style-name="T2">Monthly </text:span><text:span text:style-name="T2">Balance Sheet</text:span></text:p>
            </draw:text-box>
          </draw:frame>
        </draw:g>
        <draw:g>
          <draw:g>
            <draw:polygon draw:style-name="gr5" draw:text-style-name="P4" draw:layer="layout" svg:width="2.54cm" svg:height="1.905cm" svg:x="5.715cm" svg:y="4.807cm" svg:viewBox="0 0 2541 1906" draw:points="0,1906 2541,1906 2541,0 0,0">
              <text:p/>
            </draw:polygon>
            <draw:polygon draw:style-name="gr1" draw:text-style-name="P1" draw:layer="layout" svg:width="2.54cm" svg:height="1.905cm" svg:x="5.715cm" svg:y="4.807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5.715cm" svg:y="4.807cm">
            <draw:text-box>
              <text:p text:style-name="P3"><text:span text:style-name="T2">Define cost </text:span><text:span text:style-name="T2">types and cost </text:span><text:span text:style-name="T2">elements</text:span></text:p>
            </draw:text-box>
          </draw:frame>
        </draw:g>
        <draw:g>
          <draw:g>
            <draw:polygon draw:style-name="gr5" draw:text-style-name="P4" draw:layer="layout" svg:width="2.54cm" svg:height="1.905cm" svg:x="18.097cm" svg:y="17.507cm" svg:viewBox="0 0 2541 1906" draw:points="0,952 1271,0 2541,952 1271,1906">
              <text:p/>
            </draw:polygon>
            <draw:polygon draw:style-name="gr1" draw:text-style-name="P1" draw:layer="layout" svg:width="2.54cm" svg:height="1.905cm" svg:x="18.097cm" svg:y="17.507cm" svg:viewBox="0 0 2541 1906" draw:points="0,952 1271,0 2541,952 1271,1906">
              <text:p/>
            </draw:polygon>
          </draw:g>
          <draw:frame draw:style-name="gr10" draw:text-style-name="P1" draw:layer="layout" svg:width="2.117cm" svg:height="1.429cm" svg:x="18.309cm" svg:y="17.746cm">
            <draw:text-box>
              <text:p text:style-name="P3"><text:span text:style-name="T2">Approved?</text:span></text:p>
            </draw:text-box>
          </draw:frame>
        </draw:g>
        <draw:g>
          <draw:g>
            <draw:polygon draw:style-name="gr5" draw:text-style-name="P4" draw:layer="layout" svg:width="1.27cm" svg:height="1.27cm" svg:x="2.858cm" svg:y="5.125cm" svg:viewBox="0 0 1271 1271" draw:points="0,0 0,635 635,1271 1271,635 1271,0">
              <text:p/>
            </draw:polygon>
            <draw:polygon draw:style-name="gr1" draw:text-style-name="P1" draw:layer="layout" svg:width="1.27cm" svg:height="1.27cm" svg:x="2.858cm" svg:y="5.125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.858cm" svg:y="5.125cm">
            <draw:text-box>
              <text:p text:style-name="P3"><text:span text:style-name="T2">B</text:span></text:p>
            </draw:text-box>
          </draw:frame>
        </draw:g>
        <draw:g>
          <draw:g>
            <draw:polygon draw:style-name="gr5" draw:text-style-name="P4" draw:layer="layout" svg:width="1.27cm" svg:height="1.27cm" svg:x="26.491cm" svg:y="11.792cm" svg:viewBox="0 0 1271 1271" draw:points="0,0 0,635 635,1271 1271,635 1271,0">
              <text:p/>
            </draw:polygon>
            <draw:polygon draw:style-name="gr1" draw:text-style-name="P1" draw:layer="layout" svg:width="1.27cm" svg:height="1.27cm" svg:x="26.491cm" svg:y="11.792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6.491cm" svg:y="11.792cm">
            <draw:text-box>
              <text:p text:style-name="P3"><text:span text:style-name="T2">C</text:span></text:p>
            </draw:text-box>
          </draw:frame>
        </draw:g>
        <draw:frame draw:style-name="gr13" draw:text-style-name="P1" draw:layer="layout" svg:width="2.822cm" svg:height="0.423cm" svg:x="5.574cm" svg:y="4.437cm">
          <draw:text-box>
            <text:p text:style-name="P3"><text:span text:style-name="T4">Note 3</text:span></text:p>
          </draw:text-box>
        </draw:frame>
        <draw:frame draw:style-name="gr13" draw:text-style-name="P1" draw:layer="layout" svg:width="2.822cm" svg:height="0.423cm" svg:x="5.574cm" svg:y="6.977cm">
          <draw:text-box>
            <text:p text:style-name="P3"><text:span text:style-name="T4">Note 4</text:span></text:p>
          </draw:text-box>
        </draw:frame>
      </draw:page>
      <draw:page draw:name="Page-4" draw:style-name="dp1" draw:master-page-name="PM3">
        <draw:polygon draw:style-name="gr1" draw:text-style-name="P1" draw:layer="layout" svg:width="28.575cm" svg:height="19.05cm" svg:x="0.635cm" svg:y="0.68cm" svg:viewBox="0 0 28576 19051" draw:points="0,19051 28576,19051 28576,0 0,0">
          <text:p/>
        </draw:polygon>
        <draw:polygon draw:style-name="gr1" draw:text-style-name="P1" draw:layer="layout" svg:width="28.575cm" svg:height="8.89cm" svg:x="0.635cm" svg:y="10.84cm" svg:viewBox="0 0 28576 8891" draw:points="0,8891 28576,8891 28576,0 0,0">
          <text:p/>
        </draw:polygon>
        <draw:g>
          <draw:g>
            <draw:polygon draw:style-name="gr2" draw:text-style-name="P2" draw:layer="layout" svg:width="1.588cm" svg:height="8.89cm" svg:x="0.635cm" svg:y="10.84cm" svg:viewBox="0 0 1589 8891" draw:points="0,8891 1589,8891 1589,0 0,0">
              <text:p/>
            </draw:polygon>
            <draw:polygon draw:style-name="gr1" draw:text-style-name="P1" draw:layer="layout" svg:width="1.588cm" svg:height="8.89cm" svg:x="0.635cm" svg:y="10.84cm" svg:viewBox="0 0 1589 8891" draw:points="0,8891 1589,8891 1589,0 0,0">
              <text:p/>
            </draw:polygon>
          </draw:g>
          <draw:frame draw:style-name="gr3" draw:text-style-name="P1" draw:layer="layout" svg:width="8.89cm" svg:height="1.588cm" draw:transform="rotate (1.5707963267949) translate (0.635cm 19.73cm)">
            <draw:text-box>
              <text:p/>
            </draw:text-box>
          </draw:frame>
        </draw:g>
        <draw:frame draw:style-name="gr4" draw:text-style-name="P1" draw:layer="layout" svg:width="8.89cm" svg:height="1.588cm" draw:transform="rotate (1.5707963267949) translate (0.635cm 19.73cm)">
          <draw:text-box>
            <text:p text:style-name="P3"><text:span text:style-name="T1">CEO</text:span></text:p>
          </draw:text-box>
        </draw:frame>
        <draw:polygon draw:style-name="gr1" draw:text-style-name="P1" draw:layer="layout" svg:width="28.575cm" svg:height="6.985cm" svg:x="0.635cm" svg:y="3.855cm" svg:viewBox="0 0 28576 6986" draw:points="0,6986 28576,6986 28576,0 0,0">
          <text:p/>
        </draw:polygon>
        <draw:g>
          <draw:g>
            <draw:polygon draw:style-name="gr2" draw:text-style-name="P2" draw:layer="layout" svg:width="1.588cm" svg:height="6.985cm" svg:x="0.635cm" svg:y="3.855cm" svg:viewBox="0 0 1589 6986" draw:points="0,6986 1589,6986 1589,0 0,0">
              <text:p/>
            </draw:polygon>
            <draw:polygon draw:style-name="gr1" draw:text-style-name="P1" draw:layer="layout" svg:width="1.588cm" svg:height="6.985cm" svg:x="0.635cm" svg:y="3.855cm" svg:viewBox="0 0 1589 6986" draw:points="0,6986 1589,6986 1589,0 0,0">
              <text:p/>
            </draw:polygon>
          </draw:g>
          <draw:frame draw:style-name="gr3" draw:text-style-name="P1" draw:layer="layout" svg:width="6.985cm" svg:height="1.588cm" draw:transform="rotate (1.5707963267949) translate (0.635cm 10.84cm)">
            <draw:text-box>
              <text:p/>
            </draw:text-box>
          </draw:frame>
        </draw:g>
        <draw:frame draw:style-name="gr4" draw:text-style-name="P1" draw:layer="layout" svg:width="6.985cm" svg:height="1.588cm" draw:transform="rotate (1.5707963267949) translate (0.635cm 10.84cm)">
          <draw:text-box>
            <text:p text:style-name="P3"><text:span text:style-name="T1">CIO</text:span></text:p>
          </draw:text-box>
        </draw:frame>
        <draw:line draw:style-name="gr7" draw:text-style-name="P1" draw:layer="layout" svg:x1="23.019cm" svg:y1="7.03cm" svg:x2="26.035cm" svg:y2="7.03cm">
          <text:p/>
        </draw:line>
        <draw:g>
          <draw:line draw:style-name="gr12" draw:text-style-name="P1" draw:layer="layout" svg:x1="4.128cm" svg:y1="7.03cm" svg:x2="7.62cm" svg:y2="7.03cm">
            <text:p/>
          </draw:line>
          <draw:frame draw:style-name="gr8" draw:text-style-name="P1" draw:layer="layout" svg:width="1.47cm" svg:height="0.621cm" svg:x="5.139cm" svg:y="6.72cm">
            <draw:text-box>
              <text:p text:style-name="P3"><text:span text:style-name="T3">Annually</text:span></text:p>
            </draw:text-box>
          </draw:frame>
        </draw:g>
        <draw:line draw:style-name="gr7" draw:text-style-name="P1" draw:layer="layout" svg:x1="14.605cm" svg:y1="7.03cm" svg:x2="17.145cm" svg:y2="7.03cm">
          <text:p/>
        </draw:line>
        <draw:line draw:style-name="gr7" draw:text-style-name="P1" draw:layer="layout" svg:x1="13.335cm" svg:y1="7.771cm" svg:x2="13.335cm" svg:y2="12.586cm">
          <text:p/>
        </draw:line>
        <draw:line draw:style-name="gr7" draw:text-style-name="P1" draw:layer="layout" svg:x1="19.685cm" svg:y1="7.03cm" svg:x2="22.066cm" svg:y2="7.03cm">
          <text:p/>
        </draw:line>
        <draw:line draw:style-name="gr7" draw:text-style-name="P1" draw:layer="layout" svg:x1="10.16cm" svg:y1="7.03cm" svg:x2="12.065cm" svg:y2="7.03cm">
          <text:p/>
        </draw:line>
        <draw:line draw:style-name="gr7" draw:text-style-name="P1" draw:layer="layout" svg:x1="13.335cm" svg:y1="14.491cm" svg:x2="13.335cm" svg:y2="15.919cm">
          <text:p/>
        </draw:line>
        <draw:g>
          <draw:polyline draw:style-name="gr7" draw:text-style-name="P1" draw:layer="layout" svg:width="3.175cm" svg:height="8.89cm" svg:x="8.89cm" svg:y="7.982cm" svg:viewBox="0 0 3176 8891" draw:points="3176,8891 0,8891 0,0">
            <text:p/>
          </draw:polyline>
          <draw:frame draw:style-name="gr8" draw:text-style-name="P1" draw:layer="layout" svg:width="1.411cm" svg:height="0.621cm" svg:x="8.184cm" svg:y="13.705cm">
            <draw:text-box>
              <text:p text:style-name="P3"><text:span text:style-name="T3">No</text:span></text:p>
            </draw:text-box>
          </draw:frame>
        </draw:g>
        <draw:g>
          <draw:polyline draw:style-name="gr7" draw:text-style-name="P1" draw:layer="layout" svg:width="3.81cm" svg:height="9.102cm" svg:x="14.605cm" svg:y="7.771cm" svg:viewBox="0 0 3811 9103" draw:points="0,9103 3811,9103 3811,0">
            <text:p/>
          </draw:polyline>
          <draw:frame draw:style-name="gr8" draw:text-style-name="P1" draw:layer="layout" svg:width="1.411cm" svg:height="0.621cm" svg:x="17.709cm" svg:y="13.916cm">
            <draw:text-box>
              <text:p text:style-name="P3"><text:span text:style-name="T3">Yes</text:span></text:p>
            </draw:text-box>
          </draw:frame>
        </draw:g>
        <draw:g>
          <draw:g>
            <draw:path draw:style-name="gr5" draw:text-style-name="P4" draw:layer="layout" svg:width="2.539cm" svg:height="0.953cm" svg:x="26.035cm" svg:y="6.554cm" svg:viewBox="0 0 2540 954" svg:d="M476 954h1588c87 0 162-20 238-64s130-98 174-174c44-77 64-151 64-239s-20-162-64-239c-44-76-98-130-174-174s-151-64-238-64h-1588c-87 0-162 20-238 64s-130 98-174 175c-44 76-64 150-64 238s20 162 64 239c44 76 98 130 174 174s151 64 238 64z">
              <text:p/>
            </draw:path>
            <draw:path draw:style-name="gr1" draw:text-style-name="P1" draw:layer="layout" svg:width="2.539cm" svg:height="0.953cm" svg:x="26.035cm" svg:y="6.554cm" svg:viewBox="0 0 2540 954" svg:d="M476 954h1588c87 0 162-20 238-64s130-98 174-174c44-77 64-151 64-239s-20-162-64-239c-44-76-98-130-174-174s-151-64-238-64h-1588c-87 0-162 20-238 64s-130 98-174 175c-44 76-64 150-64 238s20 162 64 239c44 76 98 130 174 174s151 64 238 64z">
              <text:p/>
            </draw:path>
          </draw:g>
          <draw:frame draw:style-name="gr6" draw:text-style-name="P1" draw:layer="layout" svg:width="2.54cm" svg:height="0.953cm" svg:x="26.035cm" svg:y="6.554cm">
            <draw:text-box>
              <text:p text:style-name="P3"><text:span text:style-name="T2">End</text:span></text:p>
            </draw:text-box>
          </draw:frame>
        </draw:g>
        <draw:g>
          <draw:g>
            <draw:polygon draw:style-name="gr5" draw:text-style-name="P4" draw:layer="layout" svg:width="2.54cm" svg:height="1.905cm" svg:x="12.065cm" svg:y="12.586cm" svg:viewBox="0 0 2541 1906" draw:points="0,1906 2541,1906 2541,0 0,0">
              <text:p/>
            </draw:polygon>
            <draw:polygon draw:style-name="gr1" draw:text-style-name="P1" draw:layer="layout" svg:width="2.54cm" svg:height="1.905cm" svg:x="12.065cm" svg:y="12.586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12.065cm" svg:y="12.586cm">
            <draw:text-box>
              <text:p text:style-name="P3"><text:span text:style-name="T2">Review annual </text:span><text:span text:style-name="T2">balance sheet</text:span></text:p>
            </draw:text-box>
          </draw:frame>
        </draw:g>
        <draw:g>
          <draw:g>
            <draw:polygon draw:style-name="gr5" draw:text-style-name="P4" draw:layer="layout" svg:width="2.54cm" svg:height="1.905cm" svg:x="7.62cm" svg:y="6.077cm" svg:viewBox="0 0 2541 1906" draw:points="0,1906 2541,1906 2541,0 0,0">
              <text:p/>
            </draw:polygon>
            <draw:polygon draw:style-name="gr1" draw:text-style-name="P1" draw:layer="layout" svg:width="2.54cm" svg:height="1.905cm" svg:x="7.62cm" svg:y="6.077cm" svg:viewBox="0 0 2541 1906" draw:points="0,1906 2541,1906 2541,0 0,0">
              <text:p/>
            </draw:polygon>
          </draw:g>
          <draw:frame draw:style-name="gr9" draw:text-style-name="P1" draw:layer="layout" svg:width="2.54cm" svg:height="1.905cm" svg:x="7.62cm" svg:y="6.077cm">
            <draw:text-box>
              <text:p text:style-name="P3"><text:span text:style-name="T2">Generate and </text:span><text:span text:style-name="T2">circulate <text:s/></text:span><text:span text:style-name="T2">Annual Balance </text:span><text:span text:style-name="T2">Sheet</text:span></text:p>
            </draw:text-box>
          </draw:frame>
        </draw:g>
        <draw:g>
          <draw:g>
            <draw:path draw:style-name="gr5" draw:text-style-name="P4" draw:layer="layout" svg:width="2.54cm" svg:height="1.905cm" svg:x="17.145cm" svg:y="6.077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7.145cm" svg:y="6.077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7.145cm" svg:y="6.077cm">
            <draw:text-box>
              <text:p text:style-name="P3"><text:span text:style-name="T2">Approved </text:span><text:span text:style-name="T2">Annual Balance </text:span><text:span text:style-name="T2">Sheet</text:span></text:p>
            </draw:text-box>
          </draw:frame>
        </draw:g>
        <draw:g>
          <draw:g>
            <draw:polygon draw:style-name="gr5" draw:text-style-name="P4" draw:layer="layout" svg:width="2.54cm" svg:height="1.905cm" svg:x="12.065cm" svg:y="15.92cm" svg:viewBox="0 0 2541 1906" draw:points="0,952 1271,0 2541,952 1271,1906">
              <text:p/>
            </draw:polygon>
            <draw:polygon draw:style-name="gr1" draw:text-style-name="P1" draw:layer="layout" svg:width="2.54cm" svg:height="1.905cm" svg:x="12.065cm" svg:y="15.92cm" svg:viewBox="0 0 2541 1906" draw:points="0,952 1271,0 2541,952 1271,1906">
              <text:p/>
            </draw:polygon>
          </draw:g>
          <draw:frame draw:style-name="gr10" draw:text-style-name="P1" draw:layer="layout" svg:width="2.117cm" svg:height="1.429cm" svg:x="12.277cm" svg:y="16.158cm">
            <draw:text-box>
              <text:p text:style-name="P3"><text:span text:style-name="T2">Approved?</text:span></text:p>
            </draw:text-box>
          </draw:frame>
        </draw:g>
        <draw:g>
          <draw:g>
            <draw:path draw:style-name="gr5" draw:text-style-name="P4" draw:layer="layout" svg:width="2.54cm" svg:height="1.905cm" svg:x="12.065cm" svg:y="6.077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1" draw:text-style-name="P1" draw:layer="layout" svg:width="2.54cm" svg:height="1.905cm" svg:x="12.065cm" svg:y="6.077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11" draw:text-style-name="P1" draw:layer="layout" svg:width="2.54cm" svg:height="1.482cm" svg:x="12.065cm" svg:y="6.077cm">
            <draw:text-box>
              <text:p text:style-name="P3"><text:span text:style-name="T2">Annual Balance </text:span><text:span text:style-name="T2">Sheet</text:span></text:p>
            </draw:text-box>
          </draw:frame>
        </draw:g>
        <draw:g>
          <draw:g>
            <draw:polygon draw:style-name="gr5" draw:text-style-name="P4" draw:layer="layout" svg:width="1.905cm" svg:height="1.905cm" svg:x="21.59cm" svg:y="6.077cm" svg:viewBox="0 0 1906 1906" draw:points="0,0 1906,0 952,1906">
              <text:p/>
            </draw:polygon>
            <draw:polygon draw:style-name="gr1" draw:text-style-name="P1" draw:layer="layout" svg:width="1.905cm" svg:height="1.905cm" svg:x="21.59cm" svg:y="6.077cm" svg:viewBox="0 0 1906 1906" draw:points="0,0 1906,0 952,1906">
              <text:p/>
            </draw:polygon>
          </draw:g>
          <draw:frame draw:style-name="gr6" draw:text-style-name="P1" draw:layer="layout" svg:width="1.429cm" svg:height="0.953cm" svg:x="21.828cm" svg:y="6.077cm">
            <draw:text-box>
              <text:p text:style-name="P3"><text:span text:style-name="T2">File</text:span></text:p>
            </draw:text-box>
          </draw:frame>
        </draw:g>
        <draw:g>
          <draw:g>
            <draw:polygon draw:style-name="gr5" draw:text-style-name="P4" draw:layer="layout" svg:width="1.27cm" svg:height="1.27cm" svg:x="2.858cm" svg:y="6.395cm" svg:viewBox="0 0 1271 1271" draw:points="0,0 0,635 635,1271 1271,635 1271,0">
              <text:p/>
            </draw:polygon>
            <draw:polygon draw:style-name="gr1" draw:text-style-name="P1" draw:layer="layout" svg:width="1.27cm" svg:height="1.27cm" svg:x="2.858cm" svg:y="6.395cm" svg:viewBox="0 0 1271 1271" draw:points="0,0 0,635 635,1271 1271,635 1271,0">
              <text:p/>
            </draw:polygon>
          </draw:g>
          <draw:frame draw:style-name="gr6" draw:text-style-name="P1" draw:layer="layout" svg:width="1.27cm" svg:height="0.953cm" svg:x="2.858cm" svg:y="6.395cm">
            <draw:text-box>
              <text:p text:style-name="P3"><text:span text:style-name="T2">C</text:span></text:p>
            </draw:text-box>
          </draw:frame>
        </draw:g>
      </draw:page>
      <draw:page draw:name="Notes-1" draw:style-name="dp1" draw:master-page-name="PM4">
        <draw:g>
          <draw:g>
            <draw:polygon draw:style-name="gr14" draw:text-style-name="P5" draw:layer="layout" svg:width="28.575cm" svg:height="0.635cm" svg:x="0.635cm" svg:y="3.22cm" svg:viewBox="0 0 28576 636" draw:points="0,636 28576,636 28576,0 0,0">
              <text:p/>
            </draw:polygon>
            <draw:polygon draw:style-name="gr1" draw:text-style-name="P1" draw:layer="layout" svg:width="28.575cm" svg:height="0.635cm" svg:x="0.635cm" svg:y="3.22cm" svg:viewBox="0 0 28576 636" draw:points="0,636 28576,636 28576,0 0,0">
              <text:p/>
            </draw:polygon>
          </draw:g>
          <draw:frame draw:style-name="gr15" draw:text-style-name="P1" draw:layer="layout" svg:width="28.575cm" svg:height="1.079cm" svg:x="0.635cm" svg:y="2.998cm">
            <draw:text-box>
              <text:p/>
            </draw:text-box>
          </draw:frame>
        </draw:g>
        <draw:polygon draw:style-name="gr16" draw:text-style-name="P1" draw:layer="layout" svg:width="28.575cm" svg:height="19.05cm" svg:x="0.635cm" svg:y="0.68cm" svg:viewBox="0 0 28576 19051" draw:points="0,19051 28576,19051 28576,0 0,0">
          <text:p/>
        </draw:polygon>
        <draw:polygon draw:style-name="gr1" draw:text-style-name="P1" draw:layer="layout" svg:width="28.575cm" svg:height="15.875cm" svg:x="0.635cm" svg:y="3.855cm" svg:viewBox="0 0 28576 15876" draw:points="0,15876 28576,15876 28576,0 0,0">
          <text:p/>
        </draw:polygon>
        <draw:g>
          <draw:g>
            <draw:polygon draw:style-name="gr14" draw:text-style-name="P5" draw:layer="layout" svg:width="1.588cm" svg:height="15.875cm" svg:x="0.635cm" svg:y="3.855cm" svg:viewBox="0 0 1589 15876" draw:points="0,15876 1589,15876 1589,0 0,0">
              <text:p/>
            </draw:polygon>
            <draw:polygon draw:style-name="gr1" draw:text-style-name="P1" draw:layer="layout" svg:width="1.588cm" svg:height="15.875cm" svg:x="0.635cm" svg:y="3.855cm" svg:viewBox="0 0 1589 15876" draw:points="0,15876 1589,15876 1589,0 0,0">
              <text:p/>
            </draw:polygon>
          </draw:g>
          <draw:frame draw:style-name="gr3" draw:text-style-name="P1" draw:layer="layout" svg:width="15.875cm" svg:height="1.588cm" draw:transform="rotate (1.5707963267949) translate (0.635cm 19.73cm)">
            <draw:text-box>
              <text:p/>
            </draw:text-box>
          </draw:frame>
        </draw:g>
        <draw:frame draw:style-name="gr4" draw:text-style-name="P7" draw:layer="layout" svg:width="15.875cm" svg:height="1.588cm" draw:transform="rotate (1.5707963267949) translate (0.635cm 19.73cm)">
          <draw:text-box>
            <text:p text:style-name="P6"><text:span text:style-name="T1">Supportin</text:span><text:span text:style-name="T1">g </text:span><text:span text:style-name="T1">Narrative(</text:span><text:span text:style-name="T1">s)</text:span></text:p>
          </draw:text-box>
        </draw:frame>
        <draw:g>
          <draw:g>
            <draw:polygon draw:style-name="gr17" draw:text-style-name="P8" draw:layer="layout" svg:width="0.635cm" svg:height="0.635cm" svg:x="4.445cm" svg:y="6.712cm" svg:viewBox="0 0 636 636" draw:points="0,0 0,636 636,636 636,0">
              <text:p/>
            </draw:polygon>
            <draw:polygon draw:style-name="gr18" draw:text-style-name="P1" draw:layer="layout" svg:width="0.635cm" svg:height="0.635cm" svg:x="4.445cm" svg:y="6.712cm" svg:viewBox="0 0 636 636" draw:points="0,0 0,636 636,636 636,0">
              <text:p/>
            </draw:polygon>
          </draw:g>
          <draw:frame draw:style-name="gr19" draw:text-style-name="P1" draw:layer="layout" svg:width="0.635cm" svg:height="0.635cm" svg:x="4.445cm" svg:y="6.712cm">
            <draw:text-box>
              <text:p text:style-name="P9"><text:span text:style-name="T5">1</text:span></text:p>
            </draw:text-box>
          </draw:frame>
        </draw:g>
        <draw:g>
          <draw:polygon draw:style-name="gr20" draw:text-style-name="P10" draw:layer="layout" svg:width="25.4cm" svg:height="0.079cm" svg:x="2.54cm" svg:y="12.428cm" svg:viewBox="0 0 25401 80" draw:points="0,80 25401,80 25401,0 0,0">
            <text:p/>
          </draw:polygon>
          <draw:frame draw:style-name="gr21" draw:text-style-name="P1" draw:layer="layout" svg:width="0.001cm" svg:height="0.937cm" svg:x="27.94cm" svg:y="11.785cm">
            <draw:text-box>
              <text:p/>
            </draw:text-box>
          </draw:frame>
        </draw:g>
        <draw:g>
          <draw:polyline draw:style-name="gr22" draw:text-style-name="P1" draw:layer="layout" svg:width="24.765cm" svg:height="3.73cm" svg:x="3.175cm" svg:y="11.872cm" svg:viewBox="0 0 24766 3731" draw:points="0,0 0,3731 24766,3731">
            <text:p/>
          </draw:polyline>
          <draw:frame draw:style-name="gr23" draw:text-style-name="P1" draw:layer="layout" svg:width="0.282cm" svg:height="1.219cm" svg:x="3.175cm" svg:y="12.507cm">
            <draw:text-box>
              <text:p/>
            </draw:text-box>
          </draw:frame>
        </draw:g>
        <draw:frame draw:style-name="gr24" draw:text-style-name="P12" draw:layer="layout" svg:width="1.321cm" svg:height="0.508cm" svg:x="3.175cm" svg:y="11.92cm">
          <draw:text-box>
            <text:p text:style-name="P11"><text:span text:style-name="T1">Note</text:span></text:p>
          </draw:text-box>
        </draw:frame>
        <draw:g>
          <draw:polygon draw:style-name="gr25" draw:text-style-name="P13" draw:layer="layout" svg:width="24.765cm" svg:height="3.095cm" svg:x="3.175cm" svg:y="12.507cm" svg:viewBox="0 0 24766 3096" draw:points="0,3096 24766,3096 24766,0 0,0">
            <text:p/>
          </draw:polygon>
          <draw:frame draw:style-name="gr26" draw:text-style-name="P1" draw:layer="layout" svg:width="0.282cm" svg:height="1.219cm" svg:x="3.175cm" svg:y="12.208cm">
            <draw:text-box>
              <text:p/>
            </draw:text-box>
          </draw:frame>
        </draw:g>
        <draw:frame draw:style-name="gr27" draw:text-style-name="P12" draw:layer="layout" svg:width="6.521cm" svg:height="3.596cm" svg:x="3.175cm" svg:y="12.374cm">
          <draw:text-box>
            <text:p text:style-name="P11"><text:span text:style-name="T2">The suggested </text:span><text:span text:style-name="T2">Cost Types are:</text:span></text:p>
            <text:p text:style-name="P11"><text:span text:style-name="T2"/></text:p>
            <text:p text:style-name="P11"><text:span text:style-name="T2"><text:s text:c="3"/></text:span><text:span text:style-name="T2">* hardware </text:span><text:span text:style-name="T2">costs</text:span></text:p>
            <text:p text:style-name="P11"><text:span text:style-name="T2"><text:s text:c="3"/></text:span><text:span text:style-name="T2">* software </text:span><text:span text:style-name="T2">costs including </text:span><text:span text:style-name="T2">renewal and </text:span><text:span text:style-name="T2">support</text:span></text:p>
            <text:p text:style-name="P11"><text:span text:style-name="T2"><text:s text:c="3"/></text:span><text:span text:style-name="T2">* people costs</text:span></text:p>
            <text:p text:style-name="P11"><text:span text:style-name="T2"><text:s text:c="3"/></text:span><text:span text:style-name="T2">* premises </text:span><text:span text:style-name="T2">costs</text:span></text:p>
            <text:p text:style-name="P11"><text:span text:style-name="T2"><text:s text:c="3"/></text:span><text:span text:style-name="T2">* External </text:span><text:span text:style-name="T2">Service costs</text:span></text:p>
            <text:p text:style-name="P11"><text:span text:style-name="T2"><text:s text:c="3"/></text:span><text:span text:style-name="T2">* Transfer </text:span><text:span text:style-name="T2">costs.</text:span></text:p>
            <text:p text:style-name="P11"><text:span text:style-name="T2"/></text:p>
          </draw:text-box>
        </draw:frame>
        <draw:g>
          <draw:polygon draw:style-name="gr20" draw:text-style-name="P10" draw:layer="layout" svg:width="25.4cm" svg:height="0.079cm" svg:x="2.54cm" svg:y="16.873cm" svg:viewBox="0 0 25401 80" draw:points="0,80 25401,80 25401,0 0,0">
            <text:p/>
          </draw:polygon>
          <draw:frame draw:style-name="gr21" draw:text-style-name="P1" draw:layer="layout" svg:width="0.001cm" svg:height="0.937cm" svg:x="27.94cm" svg:y="16.23cm">
            <draw:text-box>
              <text:p/>
            </draw:text-box>
          </draw:frame>
        </draw:g>
        <draw:g>
          <draw:polyline draw:style-name="gr22" draw:text-style-name="P1" draw:layer="layout" svg:width="24.765cm" svg:height="2.778cm" svg:x="3.175cm" svg:y="16.317cm" svg:viewBox="0 0 24766 2779" draw:points="0,0 0,2779 24766,2779">
            <text:p/>
          </draw:polyline>
          <draw:frame draw:style-name="gr23" draw:text-style-name="P1" draw:layer="layout" svg:width="0.282cm" svg:height="1.219cm" svg:x="3.175cm" svg:y="16.952cm">
            <draw:text-box>
              <text:p/>
            </draw:text-box>
          </draw:frame>
        </draw:g>
        <draw:frame draw:style-name="gr24" draw:text-style-name="P12" draw:layer="layout" svg:width="1.321cm" svg:height="0.508cm" svg:x="3.175cm" svg:y="16.364cm">
          <draw:text-box>
            <text:p text:style-name="P11"><text:span text:style-name="T1">Note</text:span></text:p>
          </draw:text-box>
        </draw:frame>
        <draw:g>
          <draw:polygon draw:style-name="gr25" draw:text-style-name="P13" draw:layer="layout" svg:width="24.765cm" svg:height="2.143cm" svg:x="3.175cm" svg:y="16.952cm" svg:viewBox="0 0 24766 2144" draw:points="0,2144 24766,2144 24766,0 0,0">
            <text:p/>
          </draw:polygon>
          <draw:frame draw:style-name="gr26" draw:text-style-name="P1" draw:layer="layout" svg:width="0.282cm" svg:height="1.219cm" svg:x="3.175cm" svg:y="16.653cm">
            <draw:text-box>
              <text:p/>
            </draw:text-box>
          </draw:frame>
        </draw:g>
        <draw:frame draw:style-name="gr28" draw:text-style-name="P12" draw:layer="layout" svg:width="18.633cm" svg:height="2.471cm" svg:x="-20.411cm" svg:y="7.366cm">
          <draw:text-box>
            <text:p text:style-name="P11"><text:span text:style-name="T2">Taking into </text:span><text:span text:style-name="T2">concideration </text:span><text:span text:style-name="T2">the following </text:span><text:span text:style-name="T2">three factors:</text:span></text:p>
            <text:p text:style-name="P11"><text:span text:style-name="T2"/></text:p>
            <text:p text:style-name="P11"><text:span text:style-name="T2"><text:s text:c="3"/></text:span><text:span text:style-name="T2">* the current </text:span><text:span text:style-name="T2">cost (or </text:span><text:span text:style-name="T2">valuation) of the </text:span><text:span text:style-name="T2">asset</text:span></text:p>
            <text:p text:style-name="P11"><text:span text:style-name="T2"><text:s text:c="3"/></text:span><text:span text:style-name="T2">* the length of </text:span><text:span text:style-name="T2">the asset’s </text:span><text:span text:style-name="T2">expected useful </text:span><text:span text:style-name="T2">economic life to </text:span><text:span text:style-name="T2">the business of </text:span><text:span text:style-name="T2">the </text:span><text:span text:style-name="T2">organisation, </text:span><text:span text:style-name="T2">having due </text:span><text:span text:style-name="T2">regard to the </text:span><text:span text:style-name="T2">incidence of </text:span><text:span text:style-name="T2">obsolescence</text:span></text:p>
            <text:p text:style-name="P11"><text:span text:style-name="T2"><text:s text:c="3"/></text:span><text:span text:style-name="T2">* the </text:span><text:span text:style-name="T2">estimated </text:span><text:span text:style-name="T2">residual value </text:span><text:span text:style-name="T2">of the asset at </text:span><text:span text:style-name="T2">the end of its </text:span><text:span text:style-name="T2">useful </text:span><text:span text:style-name="T2">economic life in </text:span><text:span text:style-name="T2">the business of </text:span><text:span text:style-name="T2">the </text:span><text:span text:style-name="T2">organisation.</text:span></text:p>
            <text:p text:style-name="P11"><text:span text:style-name="T2"/></text:p>
          </draw:text-box>
        </draw:frame>
        <draw:g>
          <draw:g>
            <draw:polygon draw:style-name="gr17" draw:text-style-name="P8" draw:layer="layout" svg:width="0.635cm" svg:height="0.635cm" svg:x="4.445cm" svg:y="11.475cm" svg:viewBox="0 0 636 636" draw:points="0,0 0,636 636,636 636,0">
              <text:p/>
            </draw:polygon>
            <draw:polygon draw:style-name="gr18" draw:text-style-name="P1" draw:layer="layout" svg:width="0.635cm" svg:height="0.635cm" svg:x="4.445cm" svg:y="11.475cm" svg:viewBox="0 0 636 636" draw:points="0,0 0,636 636,636 636,0">
              <text:p/>
            </draw:polygon>
          </draw:g>
          <draw:frame draw:style-name="gr19" draw:text-style-name="P1" draw:layer="layout" svg:width="0.635cm" svg:height="0.635cm" svg:x="4.445cm" svg:y="11.475cm">
            <draw:text-box>
              <text:p text:style-name="P9"><text:span text:style-name="T5">2</text:span></text:p>
            </draw:text-box>
          </draw:frame>
        </draw:g>
        <draw:g>
          <draw:g>
            <draw:polygon draw:style-name="gr17" draw:text-style-name="P8" draw:layer="layout" svg:width="0.635cm" svg:height="0.635cm" svg:x="4.445cm" svg:y="15.92cm" svg:viewBox="0 0 636 636" draw:points="0,0 0,636 636,636 636,0">
              <text:p/>
            </draw:polygon>
            <draw:polygon draw:style-name="gr18" draw:text-style-name="P1" draw:layer="layout" svg:width="0.635cm" svg:height="0.635cm" svg:x="4.445cm" svg:y="15.92cm" svg:viewBox="0 0 636 636" draw:points="0,0 0,636 636,636 636,0">
              <text:p/>
            </draw:polygon>
          </draw:g>
          <draw:frame draw:style-name="gr19" draw:text-style-name="P1" draw:layer="layout" svg:width="0.635cm" svg:height="0.635cm" svg:x="4.445cm" svg:y="15.92cm">
            <draw:text-box>
              <text:p text:style-name="P9"><text:span text:style-name="T5">3</text:span></text:p>
            </draw:text-box>
          </draw:frame>
        </draw:g>
        <draw:g>
          <draw:polygon draw:style-name="gr20" draw:text-style-name="P10" draw:layer="layout" svg:width="25.4cm" svg:height="0.079cm" svg:x="2.54cm" svg:y="7.625cm" svg:viewBox="0 0 25401 80" draw:points="0,80 25401,80 25401,0 0,0">
            <text:p/>
          </draw:polygon>
          <draw:frame draw:style-name="gr21" draw:text-style-name="P1" draw:layer="layout" svg:width="0.001cm" svg:height="0.937cm" svg:x="27.94cm" svg:y="6.983cm">
            <draw:text-box>
              <text:p/>
            </draw:text-box>
          </draw:frame>
        </draw:g>
        <draw:g>
          <draw:polyline draw:style-name="gr22" draw:text-style-name="P1" draw:layer="layout" svg:width="24.765cm" svg:height="4.088cm" svg:x="3.175cm" svg:y="7.07cm" svg:viewBox="0 0 24766 4089" draw:points="0,0 0,4089 24766,4089">
            <text:p/>
          </draw:polyline>
          <draw:frame draw:style-name="gr23" draw:text-style-name="P1" draw:layer="layout" svg:width="0.282cm" svg:height="1.219cm" svg:x="3.175cm" svg:y="7.705cm">
            <draw:text-box>
              <text:p/>
            </draw:text-box>
          </draw:frame>
        </draw:g>
        <draw:frame draw:style-name="gr24" draw:text-style-name="P12" draw:layer="layout" svg:width="1.321cm" svg:height="0.508cm" svg:x="3.175cm" svg:y="7.117cm">
          <draw:text-box>
            <text:p text:style-name="P11"><text:span text:style-name="T1">Note</text:span></text:p>
          </draw:text-box>
        </draw:frame>
        <draw:g>
          <draw:polygon draw:style-name="gr25" draw:text-style-name="P13" draw:layer="layout" svg:width="24.765cm" svg:height="3.453cm" svg:x="3.175cm" svg:y="7.705cm" svg:viewBox="0 0 24766 3454" draw:points="0,3454 24766,3454 24766,0 0,0">
            <text:p/>
          </draw:polygon>
          <draw:frame draw:style-name="gr26" draw:text-style-name="P1" draw:layer="layout" svg:width="0.282cm" svg:height="1.219cm" svg:x="3.175cm" svg:y="7.406cm">
            <draw:text-box>
              <text:p/>
            </draw:text-box>
          </draw:frame>
        </draw:g>
        <draw:frame draw:style-name="gr29" draw:text-style-name="P12" draw:layer="layout" svg:width="15.15cm" svg:height="3.971cm" svg:x="3.175cm" svg:y="7.554cm">
          <draw:text-box>
            <text:p text:style-name="P11"><text:span text:style-name="T2">The final budget </text:span><text:span text:style-name="T2">agreed for an IT </text:span><text:span text:style-name="T2">organisation </text:span><text:span text:style-name="T2">may include </text:span><text:span text:style-name="T2">financial </text:span><text:span text:style-name="T2">disciplines </text:span><text:span text:style-name="T2">imposed by the </text:span><text:span text:style-name="T2">organisation, </text:span><text:span text:style-name="T2">including:</text:span></text:p>
            <text:p text:style-name="P11"><text:span text:style-name="T2"/></text:p>
            <text:p text:style-name="P11"><text:span text:style-name="T2"><text:s text:c="3"/></text:span><text:span text:style-name="T2">* limits on </text:span><text:span text:style-name="T2">capital </text:span><text:span text:style-name="T2">expenditure </text:span></text:p>
            <text:p text:style-name="P11"><text:span text:style-name="T2"><text:s text:c="3"/></text:span><text:span text:style-name="T2">* limits on </text:span><text:span text:style-name="T2">operational </text:span><text:span text:style-name="T2">expenditure </text:span></text:p>
            <text:p text:style-name="P11"><text:span text:style-name="T2"><text:s text:c="3"/></text:span><text:span text:style-name="T2">* limits on </text:span><text:span text:style-name="T2">variance at any </text:span><text:span text:style-name="T2">point in time, </text:span><text:span text:style-name="T2">between actual </text:span><text:span text:style-name="T2">and predicted </text:span><text:span text:style-name="T2">spend</text:span></text:p>
            <text:p text:style-name="P11"><text:span text:style-name="T2"><text:s text:c="3"/></text:span><text:span text:style-name="T2">* guidelines </text:span><text:span text:style-name="T2">on how the </text:span><text:span text:style-name="T2">budget must be </text:span><text:span text:style-name="T2">used</text:span></text:p>
            <text:p text:style-name="P11"><text:span text:style-name="T2"><text:s text:c="3"/></text:span><text:span text:style-name="T2">* an agreed </text:span><text:span text:style-name="T2">workload and </text:span><text:span text:style-name="T2">set of services </text:span><text:span text:style-name="T2">to be delivered</text:span></text:p>
            <text:p text:style-name="P11"><text:span text:style-name="T2"><text:s text:c="3"/></text:span><text:span text:style-name="T2">* limits on </text:span><text:span text:style-name="T2">expenditure </text:span><text:span text:style-name="T2">outside the </text:span><text:span text:style-name="T2">organisation or </text:span><text:span text:style-name="T2">group of </text:span><text:span text:style-name="T2">organisations</text:span></text:p>
            <text:p text:style-name="P11"><text:span text:style-name="T2"><text:s text:c="3"/></text:span><text:span text:style-name="T2">* agreements </text:span><text:span text:style-name="T2">on how to cope </text:span><text:span text:style-name="T2">with exceptions.</text:span></text:p>
            <text:p text:style-name="P11"><text:span text:style-name="T2"/></text:p>
          </draw:text-box>
        </draw:frame>
        <draw:g>
          <draw:polygon draw:style-name="gr20" draw:text-style-name="P10" draw:layer="layout" svg:width="25.4cm" svg:height="0.079cm" svg:x="2.54cm" svg:y="5.085cm" svg:viewBox="0 0 25401 80" draw:points="0,80 25401,80 25401,0 0,0">
            <text:p/>
          </draw:polygon>
          <draw:frame draw:style-name="gr21" draw:text-style-name="P1" draw:layer="layout" svg:width="0.001cm" svg:height="0.937cm" svg:x="27.94cm" svg:y="4.443cm">
            <draw:text-box>
              <text:p/>
            </draw:text-box>
          </draw:frame>
        </draw:g>
        <draw:g>
          <draw:polyline draw:style-name="gr22" draw:text-style-name="P1" draw:layer="layout" svg:width="24.765cm" svg:height="1.548cm" svg:x="3.175cm" svg:y="4.53cm" svg:viewBox="0 0 24766 1549" draw:points="0,0 0,1549 24766,1549">
            <text:p/>
          </draw:polyline>
          <draw:frame draw:style-name="gr23" draw:text-style-name="P1" draw:layer="layout" svg:width="0.282cm" svg:height="1.219cm" svg:x="3.175cm" svg:y="5.165cm">
            <draw:text-box>
              <text:p/>
            </draw:text-box>
          </draw:frame>
        </draw:g>
        <draw:frame draw:style-name="gr24" draw:text-style-name="P12" draw:layer="layout" svg:width="1.321cm" svg:height="0.508cm" svg:x="3.175cm" svg:y="4.577cm">
          <draw:text-box>
            <text:p text:style-name="P11"><text:span text:style-name="T1">Note</text:span></text:p>
          </draw:text-box>
        </draw:frame>
        <draw:g>
          <draw:polygon draw:style-name="gr25" draw:text-style-name="P13" draw:layer="layout" svg:width="24.765cm" svg:height="0.913cm" svg:x="3.175cm" svg:y="5.165cm" svg:viewBox="0 0 24766 914" draw:points="0,914 24766,914 24766,0 0,0">
            <text:p/>
          </draw:polygon>
          <draw:frame draw:style-name="gr26" draw:text-style-name="P1" draw:layer="layout" svg:width="0.282cm" svg:height="1.219cm" svg:x="3.175cm" svg:y="4.866cm">
            <draw:text-box>
              <text:p/>
            </draw:text-box>
          </draw:frame>
        </draw:g>
        <draw:frame draw:style-name="gr8" draw:text-style-name="P12" draw:layer="layout" svg:width="3.164cm" svg:height="0.621cm" svg:x="3.175cm" svg:y="5.165cm">
          <draw:text-box>
            <text:p text:style-name="P11"><text:span text:style-name="T2">Aas per HR </text:span><text:span text:style-name="T2">standards</text:span></text:p>
          </draw:text-box>
        </draw:frame>
        <draw:g>
          <draw:g>
            <draw:polygon draw:style-name="gr17" draw:text-style-name="P8" draw:layer="layout" svg:width="0.635cm" svg:height="0.635cm" svg:x="4.445cm" svg:y="4.172cm" svg:viewBox="0 0 636 636" draw:points="0,0 0,636 636,636 636,0">
              <text:p/>
            </draw:polygon>
            <draw:polygon draw:style-name="gr18" draw:text-style-name="P1" draw:layer="layout" svg:width="0.635cm" svg:height="0.635cm" svg:x="4.445cm" svg:y="4.172cm" svg:viewBox="0 0 636 636" draw:points="0,0 0,636 636,636 636,0">
              <text:p/>
            </draw:polygon>
          </draw:g>
          <draw:frame draw:style-name="gr19" draw:text-style-name="P1" draw:layer="layout" svg:width="0.635cm" svg:height="0.635cm" svg:x="4.445cm" svg:y="4.172cm">
            <draw:text-box>
              <text:p text:style-name="P9"><text:span text:style-name="T5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radial" draw:cx="0%" draw:cy="0%" draw:start-color="#ffffff" draw:end-color="#adc1e2" draw:start-intensity="100%" draw:end-intensity="100%" draw:border="0%"/>
    <draw:gradient draw:name="Gradient_5f_1" draw:display-name="Gradient_1" draw:style="linear" draw:start-color="#ffffff" draw:end-color="#adc1e2" draw:start-intensity="100%" draw:end-intensity="100%" draw:angle="2250" draw:border="0%"/>
    <draw:gradient draw:name="Gradient_5f_2" draw:display-name="Gradient_2" draw:style="linear" draw:start-color="#ffffff" draw:end-color="#a8bfe1" draw:start-intensity="100%" draw:end-intensity="100%" draw:angle="2250" draw:border="0%"/>
    <draw:gradient draw:name="Gradient_5f_3" draw:display-name="Gradient_3" draw:style="linear" draw:start-color="#adc1e2" draw:end-color="#adc1e2" draw:start-intensity="100%" draw:end-intensity="100%" draw:angle="1800" draw:border="0%"/>
    <draw:gradient draw:name="Gradient_5f_4" draw:display-name="Gradient_4" draw:style="linear" draw:start-color="#adc1e2" draw:end-color="#ffffff" draw:start-intensity="100%" draw:end-intensity="100%" draw:angle="1800" draw:border="0%"/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300%" draw:dots2="1" draw:dots2-length="3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1T17:47:26.260406000</dc:date>
    <meta:creation-date>2008-07-01T10:32:07Z</meta:creation-date>
    <meta:generator>LibreOffice/5.2.1.2$MacOSX_X86_64 LibreOffice_project/31dd62db80d4e60af04904455ec9c9219178d620</meta:generator>
    <meta:editing-duration>PT2H12M11S</meta:editing-duration>
    <meta:editing-cycles>2</meta:editing-cycles>
    <meta:document-statistic meta:object-count="464"/>
  </office:meta>
</office:document-meta>
</file>